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800000"/>
    </style:style>
    <style:style style:name="ce2" style:family="table-cell" style:parent-style-name="Default" style:data-style-name="N1"/>
    <style:style style:name="ce3" style:family="table-cell" style:parent-style-name="Default" style:data-style-name="N113"/>
    <style:style style:name="ce4" style:family="table-cell" style:parent-style-name="Default" style:data-style-name="N112"/>
    <style:style style:name="ce5" style:family="table-cell" style:parent-style-name="Default" style:data-style-name="N113">
      <style:text-properties fo:color="#800000"/>
    </style:style>
    <style:style style:name="ce6" style:family="table-cell" style:parent-style-name="Default" style:data-style-name="N112">
      <style:text-properties fo:color="#8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1" table:number-columns-repeated="1022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string">
            <text:p>Corrente </text:p>
          </table:table-cell>
          <table:table-cell office:value-type="string">
            <text:p>Tempo</text:p>
          </table:table-cell>
          <table:table-cell table:number-columns-repeated="997"/>
        </table:table-row>
        <table:table-row table:style-name="ro1">
          <table:table-cell office:value-type="string">
            <text:p>GPE770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287">
            <text:p>287</text:p>
          </table:table-cell>
          <table:table-cell office:value-type="float" office:value="65">
            <text:p>65</text:p>
          </table:table-cell>
          <table:table-cell office:value-type="float" office:value="166">
            <text:p>166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67">
            <text:p>67</text:p>
          </table:table-cell>
          <table:table-cell office:value-type="float" office:value="137">
            <text:p>137</text:p>
          </table:table-cell>
          <table:table-cell office:value-type="float" office:value="77">
            <text:p>77</text:p>
          </table:table-cell>
          <table:table-cell office:value-type="float" office:value="729">
            <text:p>729</text:p>
          </table:table-cell>
          <table:table-cell office:value-type="float" office:value="170">
            <text:p>170</text:p>
          </table:table-cell>
          <table:table-cell office:value-type="float" office:value="2713">
            <text:p>2713</text:p>
          </table:table-cell>
          <table:table-cell office:value-type="float" office:value="236">
            <text:p>236</text:p>
          </table:table-cell>
          <table:table-cell office:value-type="float" office:value="7556">
            <text:p>7556</text:p>
          </table:table-cell>
          <table:table-cell office:value-type="float" office:value="433">
            <text:p>433</text:p>
          </table:table-cell>
          <table:table-cell office:value-type="float" office:value="2330">
            <text:p>2330</text:p>
          </table:table-cell>
          <table:table-cell office:value-type="float" office:value="421">
            <text:p>421</text:p>
          </table:table-cell>
          <table:table-cell office:value-type="float" office:value="568">
            <text:p>568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959">
            <text:p>959</text:p>
          </table:table-cell>
          <table:table-cell table:number-columns-repeated="997"/>
        </table:table-row>
        <table:table-row table:style-name="ro1">
          <table:table-cell office:value-type="string">
            <text:p>GPE771</text:p>
          </table:table-cell>
          <table:table-cell table:number-columns-repeated="6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379">
            <text:p>379</text:p>
          </table:table-cell>
          <table:table-cell office:value-type="float" office:value="77">
            <text:p>77</text:p>
          </table:table-cell>
          <table:table-cell office:value-type="float" office:value="442">
            <text:p>442</text:p>
          </table:table-cell>
          <table:table-cell office:value-type="float" office:value="170">
            <text:p>170</text:p>
          </table:table-cell>
          <table:table-cell office:value-type="float" office:value="2195">
            <text:p>2195</text:p>
          </table:table-cell>
          <table:table-cell office:value-type="float" office:value="230">
            <text:p>230</text:p>
          </table:table-cell>
          <table:table-cell office:value-type="float" office:value="7278">
            <text:p>7278</text:p>
          </table:table-cell>
          <table:table-cell office:value-type="float" office:value="423">
            <text:p>423</text:p>
          </table:table-cell>
          <table:table-cell office:value-type="float" office:value="2011">
            <text:p>2011</text:p>
          </table:table-cell>
          <table:table-cell office:value-type="float" office:value="410">
            <text:p>410</text:p>
          </table:table-cell>
          <table:table-cell office:value-type="float" office:value="551">
            <text:p>551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69">
            <text:p>669</text:p>
          </table:table-cell>
          <table:table-cell office:value-type="float" office:value="214">
            <text:p>214</text:p>
          </table:table-cell>
          <table:table-cell office:value-type="float" office:value="1000">
            <text:p>1000</text:p>
          </table:table-cell>
          <table:table-cell office:value-type="float" office:value="959">
            <text:p>959</text:p>
          </table:table-cell>
          <table:table-cell table:number-columns-repeated="997"/>
        </table:table-row>
        <table:table-row table:style-name="ro1">
          <table:table-cell office:value-type="string">
            <text:p>GPE772</text:p>
          </table:table-cell>
          <table:table-cell table:number-columns-repeated="2"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float" office:value="320">
            <text:p>320</text:p>
          </table:table-cell>
          <table:table-cell office:value-type="float" office:value="86">
            <text:p>86</text:p>
          </table:table-cell>
          <table:table-cell office:value-type="float" office:value="440">
            <text:p>440</text:p>
          </table:table-cell>
          <table:table-cell office:value-type="float" office:value="191">
            <text:p>191</text:p>
          </table:table-cell>
          <table:table-cell office:value-type="float" office:value="2672">
            <text:p>2672</text:p>
          </table:table-cell>
          <table:table-cell office:value-type="float" office:value="260">
            <text:p>260</text:p>
          </table:table-cell>
          <table:table-cell office:value-type="float" office:value="8573">
            <text:p>8573</text:p>
          </table:table-cell>
          <table:table-cell office:value-type="float" office:value="479">
            <text:p>479</text:p>
          </table:table-cell>
          <table:table-cell office:value-type="float" office:value="2295">
            <text:p>2295</text:p>
          </table:table-cell>
          <table:table-cell office:value-type="float" office:value="466">
            <text:p>466</text:p>
          </table:table-cell>
          <table:table-cell office:value-type="float" office:value="644">
            <text:p>644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float" office:value="250">
            <text:p>250</text:p>
          </table:table-cell>
          <table:table-cell office:value-type="float" office:value="1000">
            <text:p>1000</text:p>
          </table:table-cell>
          <table:table-cell office:value-type="float" office:value="960">
            <text:p>960</text:p>
          </table:table-cell>
          <table:table-cell table:number-columns-repeated="997"/>
        </table:table-row>
        <table:table-row table:style-name="ro1">
          <table:table-cell office:value-type="string">
            <text:p>GPE773</text:p>
          </table:table-cell>
          <table:table-cell table:number-columns-repeated="2"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403">
            <text:p>403</text:p>
          </table:table-cell>
          <table:table-cell office:value-type="float" office:value="83">
            <text:p>83</text:p>
          </table:table-cell>
          <table:table-cell office:value-type="float" office:value="396">
            <text:p>396</text:p>
          </table:table-cell>
          <table:table-cell office:value-type="float" office:value="178">
            <text:p>178</text:p>
          </table:table-cell>
          <table:table-cell office:value-type="float" office:value="2719">
            <text:p>2719</text:p>
          </table:table-cell>
          <table:table-cell office:value-type="float" office:value="244">
            <text:p>244</text:p>
          </table:table-cell>
          <table:table-cell office:value-type="float" office:value="7928">
            <text:p>7928</text:p>
          </table:table-cell>
          <table:table-cell office:value-type="float" office:value="446">
            <text:p>446</text:p>
          </table:table-cell>
          <table:table-cell office:value-type="float" office:value="2249">
            <text:p>2249</text:p>
          </table:table-cell>
          <table:table-cell office:value-type="float" office:value="434">
            <text:p>434</text:p>
          </table:table-cell>
          <table:table-cell office:value-type="float" office:value="592">
            <text:p>592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2">
            <text:p>632</text:p>
          </table:table-cell>
          <table:table-cell office:value-type="float" office:value="233">
            <text:p>233</text:p>
          </table:table-cell>
          <table:table-cell office:value-type="float" office:value="1000">
            <text:p>1000</text:p>
          </table:table-cell>
          <table:table-cell office:value-type="float" office:value="959">
            <text:p>959</text:p>
          </table:table-cell>
          <table:table-cell table:number-columns-repeated="997"/>
        </table:table-row>
        <table:table-row table:style-name="ro1">
          <table:table-cell office:value-type="string">
            <text:p>GPE774</text:p>
          </table:table-cell>
          <table:table-cell office:value-type="float" office:value="122">
            <text:p>122</text:p>
          </table:table-cell>
          <table:table-cell office:value-type="float" office:value="65">
            <text:p>65</text:p>
          </table:table-cell>
          <table:table-cell office:value-type="float" office:value="226">
            <text:p>226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80">
            <text:p>180</text:p>
          </table:table-cell>
          <table:table-cell office:value-type="float" office:value="2610">
            <text:p>2610</text:p>
          </table:table-cell>
          <table:table-cell office:value-type="float" office:value="245">
            <text:p>245</text:p>
          </table:table-cell>
          <table:table-cell office:value-type="float" office:value="7773">
            <text:p>7773</text:p>
          </table:table-cell>
          <table:table-cell office:value-type="float" office:value="449">
            <text:p>449</text:p>
          </table:table-cell>
          <table:table-cell office:value-type="float" office:value="1974">
            <text:p>1974</text:p>
          </table:table-cell>
          <table:table-cell office:value-type="float" office:value="437">
            <text:p>437</text:p>
          </table:table-cell>
          <table:table-cell office:value-type="float" office:value="560">
            <text:p>56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234">
            <text:p>234</text:p>
          </table:table-cell>
          <table:table-cell office:value-type="float" office:value="1000">
            <text:p>1000</text:p>
          </table:table-cell>
          <table:table-cell office:value-type="float" office:value="959">
            <text:p>959</text:p>
          </table:table-cell>
          <table:table-cell table:number-columns-repeated="997"/>
        </table:table-row>
        <table:table-row table:style-name="ro1">
          <table:table-cell office:value-type="string">
            <text:p>GPE775</text:p>
          </table:table-cell>
          <table:table-cell office:value-type="float" office:value="112">
            <text:p>112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67">
            <text:p>67</text:p>
          </table:table-cell>
          <table:table-cell office:value-type="float" office:value="291">
            <text:p>291</text:p>
          </table:table-cell>
          <table:table-cell office:value-type="float" office:value="78">
            <text:p>78</text:p>
          </table:table-cell>
          <table:table-cell office:value-type="float" office:value="692">
            <text:p>692</text:p>
          </table:table-cell>
          <table:table-cell office:value-type="float" office:value="173">
            <text:p>173</text:p>
          </table:table-cell>
          <table:table-cell office:value-type="float" office:value="2429">
            <text:p>2429</text:p>
          </table:table-cell>
          <table:table-cell office:value-type="float" office:value="233">
            <text:p>233</text:p>
          </table:table-cell>
          <table:table-cell office:value-type="float" office:value="7468">
            <text:p>7468</text:p>
          </table:table-cell>
          <table:table-cell office:value-type="float" office:value="429">
            <text:p>429</text:p>
          </table:table-cell>
          <table:table-cell office:value-type="float" office:value="2050">
            <text:p>2050</text:p>
          </table:table-cell>
          <table:table-cell office:value-type="float" office:value="417">
            <text:p>417</text:p>
          </table:table-cell>
          <table:table-cell office:value-type="float" office:value="555">
            <text:p>55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91">
            <text:p>691</text:p>
          </table:table-cell>
          <table:table-cell office:value-type="float" office:value="221">
            <text:p>221</text:p>
          </table:table-cell>
          <table:table-cell office:value-type="float" office:value="1000">
            <text:p>1000</text:p>
          </table:table-cell>
          <table:table-cell office:value-type="float" office:value="959">
            <text:p>959</text:p>
          </table:table-cell>
          <table:table-cell table:number-columns-repeated="997"/>
        </table:table-row>
        <table:table-row table:style-name="ro1">
          <table:table-cell office:value-type="string">
            <text:p>GPE776</text:p>
          </table:table-cell>
          <table:table-cell table:number-columns-repeated="2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67">
            <text:p>67</text:p>
          </table:table-cell>
          <table:table-cell office:value-type="float" office:value="203">
            <text:p>203</text:p>
          </table:table-cell>
          <table:table-cell office:value-type="float" office:value="80">
            <text:p>80</text:p>
          </table:table-cell>
          <table:table-cell office:value-type="float" office:value="416">
            <text:p>416</text:p>
          </table:table-cell>
          <table:table-cell office:value-type="float" office:value="178">
            <text:p>178</text:p>
          </table:table-cell>
          <table:table-cell office:value-type="float" office:value="2525">
            <text:p>2525</text:p>
          </table:table-cell>
          <table:table-cell office:value-type="float" office:value="241">
            <text:p>241</text:p>
          </table:table-cell>
          <table:table-cell office:value-type="float" office:value="7999">
            <text:p>7999</text:p>
          </table:table-cell>
          <table:table-cell office:value-type="float" office:value="444">
            <text:p>444</text:p>
          </table:table-cell>
          <table:table-cell office:value-type="float" office:value="2002">
            <text:p>2002</text:p>
          </table:table-cell>
          <table:table-cell office:value-type="float" office:value="430">
            <text:p>430</text:p>
          </table:table-cell>
          <table:table-cell office:value-type="float" office:value="525">
            <text:p>525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578">
            <text:p>578</text:p>
          </table:table-cell>
          <table:table-cell office:value-type="float" office:value="224">
            <text:p>224</text:p>
          </table:table-cell>
          <table:table-cell office:value-type="float" office:value="1000">
            <text:p>1000</text:p>
          </table:table-cell>
          <table:table-cell office:value-type="float" office:value="958">
            <text:p>958</text:p>
          </table:table-cell>
          <table:table-cell table:number-columns-repeated="997"/>
        </table:table-row>
        <table:table-row table:style-name="ro1">
          <table:table-cell office:value-type="string">
            <text:p>GPE777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78">
            <text:p>78</text:p>
          </table:table-cell>
          <table:table-cell office:value-type="float" office:value="593">
            <text:p>593</text:p>
          </table:table-cell>
          <table:table-cell office:value-type="float" office:value="172">
            <text:p>172</text:p>
          </table:table-cell>
          <table:table-cell office:value-type="float" office:value="2124">
            <text:p>2124</text:p>
          </table:table-cell>
          <table:table-cell office:value-type="float" office:value="234">
            <text:p>234</text:p>
          </table:table-cell>
          <table:table-cell office:value-type="float" office:value="7556">
            <text:p>7556</text:p>
          </table:table-cell>
          <table:table-cell office:value-type="float" office:value="430">
            <text:p>430</text:p>
          </table:table-cell>
          <table:table-cell office:value-type="float" office:value="2220">
            <text:p>2220</text:p>
          </table:table-cell>
          <table:table-cell office:value-type="float" office:value="417">
            <text:p>417</text:p>
          </table:table-cell>
          <table:table-cell office:value-type="float" office:value="552">
            <text:p>55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218">
            <text:p>218</text:p>
          </table:table-cell>
          <table:table-cell office:value-type="float" office:value="1000">
            <text:p>1000</text:p>
          </table:table-cell>
          <table:table-cell office:value-type="float" office:value="959">
            <text:p>959</text:p>
          </table:table-cell>
          <table:table-cell table:number-columns-repeated="997"/>
        </table:table-row>
        <table:table-row table:style-name="ro1">
          <table:table-cell office:value-type="string">
            <text:p>GPE778</text:p>
          </table:table-cell>
          <table:table-cell office:value-type="float" office:value="91">
            <text:p>91</text:p>
          </table:table-cell>
          <table:table-cell office:value-type="float" office:value="67">
            <text:p>67</text:p>
          </table:table-cell>
          <table:table-cell office:value-type="float" office:value="297">
            <text:p>297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132">
            <text:p>132</text:p>
          </table:table-cell>
          <table:table-cell office:value-type="float" office:value="71">
            <text:p>71</text:p>
          </table:table-cell>
          <table:table-cell office:value-type="float" office:value="210">
            <text:p>210</text:p>
          </table:table-cell>
          <table:table-cell office:value-type="float" office:value="82">
            <text:p>82</text:p>
          </table:table-cell>
          <table:table-cell office:value-type="float" office:value="754">
            <text:p>754</text:p>
          </table:table-cell>
          <table:table-cell office:value-type="float" office:value="183">
            <text:p>183</text:p>
          </table:table-cell>
          <table:table-cell office:value-type="float" office:value="2597">
            <text:p>2597</text:p>
          </table:table-cell>
          <table:table-cell office:value-type="float" office:value="248">
            <text:p>248</text:p>
          </table:table-cell>
          <table:table-cell office:value-type="float" office:value="7800">
            <text:p>7800</text:p>
          </table:table-cell>
          <table:table-cell office:value-type="float" office:value="455">
            <text:p>455</text:p>
          </table:table-cell>
          <table:table-cell office:value-type="float" office:value="4504">
            <text:p>4504</text:p>
          </table:table-cell>
          <table:table-cell office:value-type="float" office:value="446">
            <text:p>446</text:p>
          </table:table-cell>
          <table:table-cell office:value-type="float" office:value="370">
            <text:p>370</text:p>
          </table:table-cell>
          <table:table-cell office:value-type="float" office:value="69">
            <text:p>69</text:p>
          </table:table-cell>
          <table:table-cell office:value-type="float" office:value="292">
            <text:p>292</text:p>
          </table:table-cell>
          <table:table-cell office:value-type="float" office:value="70">
            <text:p>70</text:p>
          </table:table-cell>
          <table:table-cell office:value-type="float" office:value="576">
            <text:p>576</text:p>
          </table:table-cell>
          <table:table-cell office:value-type="float" office:value="237">
            <text:p>237</text:p>
          </table:table-cell>
          <table:table-cell office:value-type="float" office:value="1000">
            <text:p>1000</text:p>
          </table:table-cell>
          <table:table-cell office:value-type="float" office:value="959">
            <text:p>959</text:p>
          </table:table-cell>
          <table:table-cell table:number-columns-repeated="997"/>
        </table:table-row>
        <table:table-row table:style-name="ro1">
          <table:table-cell office:value-type="string">
            <text:p>GPE779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214">
            <text:p>214</text:p>
          </table:table-cell>
          <table:table-cell office:value-type="float" office:value="71">
            <text:p>71</text:p>
          </table:table-cell>
          <table:table-cell table:number-columns-repeated="4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84">
            <text:p>84</text:p>
          </table:table-cell>
          <table:table-cell office:value-type="float" office:value="717">
            <text:p>717</text:p>
          </table:table-cell>
          <table:table-cell office:value-type="float" office:value="186">
            <text:p>186</text:p>
          </table:table-cell>
          <table:table-cell office:value-type="float" office:value="2642">
            <text:p>2642</text:p>
          </table:table-cell>
          <table:table-cell office:value-type="float" office:value="253">
            <text:p>253</text:p>
          </table:table-cell>
          <table:table-cell office:value-type="float" office:value="8486">
            <text:p>8486</text:p>
          </table:table-cell>
          <table:table-cell office:value-type="float" office:value="464">
            <text:p>464</text:p>
          </table:table-cell>
          <table:table-cell office:value-type="float" office:value="2101">
            <text:p>2101</text:p>
          </table:table-cell>
          <table:table-cell office:value-type="float" office:value="451">
            <text:p>451</text:p>
          </table:table-cell>
          <table:table-cell office:value-type="float" office:value="446">
            <text:p>446</text:p>
          </table:table-cell>
          <table:table-cell office:value-type="float" office:value="71">
            <text:p>71</text:p>
          </table:table-cell>
          <table:table-cell office:value-type="float" office:value="285">
            <text:p>285</text:p>
          </table:table-cell>
          <table:table-cell office:value-type="float" office:value="72">
            <text:p>72</text:p>
          </table:table-cell>
          <table:table-cell office:value-type="float" office:value="557">
            <text:p>557</text:p>
          </table:table-cell>
          <table:table-cell office:value-type="float" office:value="234">
            <text:p>234</text:p>
          </table:table-cell>
          <table:table-cell office:value-type="float" office:value="1000">
            <text:p>1000</text:p>
          </table:table-cell>
          <table:table-cell office:value-type="float" office:value="960">
            <text:p>960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</text:p>
          </table:table-cell>
          <table:table-cell table:style-name="ce3" office:value-type="float" office:value="0.001978">
            <text:p>0,001978</text:p>
          </table:table-cell>
          <table:table-cell table:style-name="ce3" office:value-type="float" office:value="0.000077">
            <text:p>0,000077</text:p>
          </table:table-cell>
          <table:table-cell table:style-name="ce3" office:value-type="float" office:value="0.00635">
            <text:p>0,006350</text:p>
          </table:table-cell>
          <table:table-cell table:style-name="ce3" office:value-type="float" office:value="0.00015">
            <text:p>0,000150</text:p>
          </table:table-cell>
          <table:table-cell table:style-name="ce3" office:value-type="float" office:value="0.01409">
            <text:p>0,014090</text:p>
          </table:table-cell>
          <table:table-cell table:style-name="ce3" office:value-type="float" office:value="0.00031">
            <text:p>0,000310</text:p>
          </table:table-cell>
          <table:table-cell table:style-name="ce3" office:value-type="float" office:value="0.1074">
            <text:p>0,107400</text:p>
          </table:table-cell>
          <table:table-cell table:style-name="ce3" office:value-type="float" office:value="0.0015">
            <text:p>0,001500</text:p>
          </table:table-cell>
          <table:table-cell table:style-name="ce3" office:value-type="float" office:value="0.1378">
            <text:p>0,137800</text:p>
          </table:table-cell>
          <table:table-cell table:style-name="ce3" office:value-type="float" office:value="0.0018">
            <text:p>0,001800</text:p>
          </table:table-cell>
          <table:table-cell table:style-name="ce3" office:value-type="float" office:value="0.3118">
            <text:p>0,311800</text:p>
          </table:table-cell>
          <table:table-cell table:style-name="ce3" office:value-type="float" office:value="0.0067">
            <text:p>0,006700</text:p>
          </table:table-cell>
          <table:table-cell table:style-name="ce3" office:value-type="float" office:value="0.4005">
            <text:p>0,400500</text:p>
          </table:table-cell>
          <table:table-cell table:style-name="ce3" office:value-type="float" office:value="0.0104">
            <text:p>0,010400</text:p>
          </table:table-cell>
          <table:table-cell table:style-name="ce3" office:value-type="float" office:value="0.4266">
            <text:p>0,426600</text:p>
          </table:table-cell>
          <table:table-cell table:style-name="ce3" office:value-type="float" office:value="0.009">
            <text:p>0,009000</text:p>
          </table:table-cell>
          <table:table-cell table:style-name="ce3" office:value-type="float" office:value="0.4256">
            <text:p>0,425600</text:p>
          </table:table-cell>
          <table:table-cell table:style-name="ce3" office:value-type="float" office:value="0.0083">
            <text:p>0,008300</text:p>
          </table:table-cell>
          <table:table-cell table:style-name="ce3" office:value-type="float" office:value="0.03053">
            <text:p>0,030530</text:p>
          </table:table-cell>
          <table:table-cell table:style-name="ce3" office:value-type="float" office:value="0.00048">
            <text:p>0,000480</text:p>
          </table:table-cell>
          <table:table-cell table:style-name="ce3" office:value-type="float" office:value="0.03449">
            <text:p>0,034490</text:p>
          </table:table-cell>
          <table:table-cell table:style-name="ce3" office:value-type="float" office:value="0.00052">
            <text:p>0,000520</text:p>
          </table:table-cell>
          <table:table-cell table:style-name="ce3" office:value-type="float" office:value="0.0967">
            <text:p>0,096700</text:p>
          </table:table-cell>
          <table:table-cell table:style-name="ce3" office:value-type="float" office:value="0.0014">
            <text:p>0,001400</text:p>
          </table:table-cell>
          <table:table-cell table:style-name="ce3" table:number-columns-repeated="20"/>
          <table:table-cell table:number-columns-repeated="979"/>
        </table:table-row>
        <table:table-row table:style-name="ro1">
          <table:table-cell office:value-type="float" office:value="7.32">
            <text:p>7,32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float" office:value="58">
            <text:p>58</text:p>
          </table:table-cell>
          <table:table-cell table:number-columns-repeated="1000"/>
        </table:table-row>
        <table:table-row table:style-name="ro1">
          <table:table-cell office:value-type="string">
            <text:p>GPE770</text:p>
          </table:table-cell>
          <table:table-cell table:style-name="ce4" table:formula="of:=([.B3]*[.$A$15])/([.B$14]*[.$Z3]*[.$AA3])" office:value-type="float" office:value="0.439917296729088">
            <text:p>0,43992</text:p>
          </table:table-cell>
          <table:table-cell table:style-name="ce4" table:formula="of:=IF([.B17]=0;0;[.B17]*SQRT(([.C3]/[.B3])^2+([.C$14]/[.B$14])^2))" office:value-type="float" office:value="0.243714606267741">
            <text:p>0,24371</text:p>
          </table:table-cell>
          <table:table-cell table:style-name="ce4" table:formula="of:=([.D3]*[.$A$15])/([.D$14]*[.$Z3]*[.$AA3])" office:value-type="float" office:value="0.344985343985286">
            <text:p>0,34499</text:p>
          </table:table-cell>
          <table:table-cell table:style-name="ce4" table:formula="of:=IF([.D17]=0;0;[.D17]*SQRT(([.E3]/[.D3])^2+([.E$14]/[.D$14])^2))" office:value-type="float" office:value="0.0785564052712204">
            <text:p>0,07856</text:p>
          </table:table-cell>
          <table:table-cell table:style-name="ce4" table:formula="of:=([.F3]*[.$A$15])/([.F$14]*[.$Z3]*[.$AA3])" office:value-type="float" office:value="0.0899268888887244">
            <text:p>0,08993</text:p>
          </table:table-cell>
          <table:table-cell table:style-name="ce4" table:formula="of:=IF([.F17]=0;0;[.F17]*SQRT(([.G3]/[.F3])^2+([.G$14]/[.F$14])^2))" office:value-type="float" office:value="0.0341861807663173">
            <text:p>0,03419</text:p>
          </table:table-cell>
          <table:table-cell table:style-name="ce4" table:formula="of:=([.H3]*[.$A$15])/([.H$14]*[.$Z3]*[.$AA3])" office:value-type="float" office:value="0.00795987440362109">
            <text:p>0,00796</text:p>
          </table:table-cell>
          <table:table-cell table:style-name="ce4" table:formula="of:=IF([.H17]=0;0;[.H17]*SQRT(([.I3]/[.H3])^2+([.I$14]/[.H$14])^2))" office:value-type="float" office:value="0.00476300816098454">
            <text:p>0,00476</text:p>
          </table:table-cell>
          <table:table-cell table:style-name="ce4" table:formula="of:=([.J3]*[.$A$15])/([.J$14]*[.$Z3]*[.$AA3])" office:value-type="float" office:value="0.00758863777731702">
            <text:p>0,00759</text:p>
          </table:table-cell>
          <table:table-cell table:style-name="ce4" table:formula="of:=IF([.J17]=0;0;[.J17]*SQRT(([.K3]/[.J3])^2+([.K$14]/[.J$14])^2))" office:value-type="float" office:value="0.00426629851242459">
            <text:p>0,00427</text:p>
          </table:table-cell>
          <table:table-cell table:style-name="ce4" table:formula="of:=([.L3]*[.$A$15])/([.L$14]*[.$Z3]*[.$AA3])" office:value-type="float" office:value="0.0178461233872947">
            <text:p>0,01785</text:p>
          </table:table-cell>
          <table:table-cell table:style-name="ce4" table:formula="of:=IF([.L17]=0;0;[.L17]*SQRT(([.M3]/[.L3])^2+([.M$14]/[.L$14])^2))" office:value-type="float" office:value="0.00417927818445618">
            <text:p>0,00418</text:p>
          </table:table-cell>
          <table:table-cell table:style-name="ce4" table:formula="of:=([.N3]*[.$A$15])/([.N$14]*[.$Z3]*[.$AA3])" office:value-type="float" office:value="0.0517058577716332">
            <text:p>0,05171</text:p>
          </table:table-cell>
          <table:table-cell table:style-name="ce4" table:formula="of:=IF([.N17]=0;0;[.N17]*SQRT(([.O3]/[.N3])^2+([.O$14]/[.N$14])^2))" office:value-type="float" office:value="0.00469394795645968">
            <text:p>0,00469</text:p>
          </table:table-cell>
          <table:table-cell table:style-name="ce4" table:formula="of:=([.P3]*[.$A$15])/([.P$14]*[.$Z3]*[.$AA3])" office:value-type="float" office:value="0.135195915811272">
            <text:p>0,13520</text:p>
          </table:table-cell>
          <table:table-cell table:style-name="ce4" table:formula="of:=IF([.P17]=0;0;[.P17]*SQRT(([.Q3]/[.P3])^2+([.Q$14]/[.P$14])^2))" office:value-type="float" office:value="0.00825581170655701">
            <text:p>0,00826</text:p>
          </table:table-cell>
          <table:table-cell table:style-name="ce4" table:formula="of:=([.R3]*[.$A$15])/([.R$14]*[.$Z3]*[.$AA3])" office:value-type="float" office:value="0.0417875371431708">
            <text:p>0,04179</text:p>
          </table:table-cell>
          <table:table-cell table:style-name="ce4" table:formula="of:=IF([.R17]=0;0;[.R17]*SQRT(([.S3]/[.R3])^2+([.S$14]/[.R$14])^2))" office:value-type="float" office:value="0.00759430346789733">
            <text:p>0,00759</text:p>
          </table:table-cell>
          <table:table-cell table:style-name="ce4" table:formula="of:=([.T3]*[.$A$15])/([.T$14]*[.$Z3]*[.$AA3])" office:value-type="float" office:value="0.142008390523074">
            <text:p>0,14201</text:p>
          </table:table-cell>
          <table:table-cell table:style-name="ce4" table:formula="of:=IF([.T17]=0;0;[.T17]*SQRT(([.U3]/[.T3])^2+([.U$14]/[.T$14])^2))" office:value-type="float" office:value="0.0151661298742818">
            <text:p>0,01517</text:p>
          </table:table-cell>
          <table:table-cell table:style-name="ce4" table:formula="of:=([.V3]*[.$A$15])/([.V$14]*[.$Z3]*[.$AA3])" office:value-type="float" office:value="0">
            <text:p>0,00000</text:p>
          </table:table-cell>
          <table:table-cell table:style-name="ce4" table:formula="of:=IF([.V17]=0;0;[.V17]*SQRT(([.W3]/[.V3])^2+([.W$14]/[.V$14])^2))" office:value-type="float" office:value="0">
            <text:p>0,00000</text:p>
          </table:table-cell>
          <table:table-cell table:style-name="ce4" table:formula="of:=([.X3]*[.$A$15])/([.X$14]*[.$Z3]*[.$AA3])" office:value-type="float" office:value="0">
            <text:p>0,00000</text:p>
          </table:table-cell>
          <table:table-cell table:style-name="ce4" table:formula="of:=IF([.X17]=0;0;[.X17]*SQRT(([.Y3]/[.X3])^2+([.Y$14]/[.X$14])^2))" office:value-type="float" office:value="0">
            <text:p>0,00000</text:p>
          </table:table-cell>
          <table:table-cell table:number-columns-repeated="999"/>
        </table:table-row>
        <table:table-row table:style-name="ro1">
          <table:table-cell office:value-type="string">
            <text:p>GPE771</text:p>
          </table:table-cell>
          <table:table-cell table:style-name="ce4" table:formula="of:=([.B4]*[.$A$15])/([.B$14]*[.$Z4]*[.$AA4])" office:value-type="float" office:value="0">
            <text:p>0,00000</text:p>
          </table:table-cell>
          <table:table-cell table:style-name="ce4" table:formula="of:=IF([.B18]=0;0;[.B18]*SQRT(([.C4]/[.B4])^2+([.C$14]/[.B$14])^2))" office:value-type="float" office:value="0">
            <text:p>0,00000</text:p>
          </table:table-cell>
          <table:table-cell table:style-name="ce4" table:formula="of:=([.D4]*[.$A$15])/([.D$14]*[.$Z4]*[.$AA4])" office:value-type="float" office:value="0">
            <text:p>0,00000</text:p>
          </table:table-cell>
          <table:table-cell table:style-name="ce4" table:formula="of:=IF([.D18]=0;0;[.D18]*SQRT(([.E4]/[.D4])^2+([.E$14]/[.D$14])^2))" office:value-type="float" office:value="0">
            <text:p>0,00000</text:p>
          </table:table-cell>
          <table:table-cell table:style-name="ce4" table:formula="of:=([.F4]*[.$A$15])/([.F$14]*[.$Z4]*[.$AA4])" office:value-type="float" office:value="0">
            <text:p>0,00000</text:p>
          </table:table-cell>
          <table:table-cell table:style-name="ce4" table:formula="of:=IF([.F18]=0;0;[.F18]*SQRT(([.G4]/[.F4])^2+([.G$14]/[.F$14])^2))" office:value-type="float" office:value="0">
            <text:p>0,00000</text:p>
          </table:table-cell>
          <table:table-cell table:style-name="ce4" table:formula="of:=([.H4]*[.$A$15])/([.H$14]*[.$Z4]*[.$AA4])" office:value-type="float" office:value="0.00774666348209553">
            <text:p>0,00775</text:p>
          </table:table-cell>
          <table:table-cell table:style-name="ce4" table:formula="of:=IF([.H18]=0;0;[.H18]*SQRT(([.I4]/[.H4])^2+([.I$14]/[.H$14])^2))" office:value-type="float" office:value="0.00469188789681203">
            <text:p>0,00469</text:p>
          </table:table-cell>
          <table:table-cell table:style-name="ce4" table:formula="of:=([.J4]*[.$A$15])/([.J$14]*[.$Z4]*[.$AA4])" office:value-type="float" office:value="0.020993384800023">
            <text:p>0,02099</text:p>
          </table:table-cell>
          <table:table-cell table:style-name="ce4" table:formula="of:=IF([.J18]=0;0;[.J18]*SQRT(([.K4]/[.J4])^2+([.K$14]/[.J$14])^2))" office:value-type="float" office:value="0.0042739532002541">
            <text:p>0,00427</text:p>
          </table:table-cell>
          <table:table-cell table:style-name="ce4" table:formula="of:=([.L4]*[.$A$15])/([.L$14]*[.$Z4]*[.$AA4])" office:value-type="float" office:value="0.0108202833157535">
            <text:p>0,01082</text:p>
          </table:table-cell>
          <table:table-cell table:style-name="ce4" table:formula="of:=IF([.L18]=0;0;[.L18]*SQRT(([.M4]/[.L4])^2+([.M$14]/[.L$14])^2))" office:value-type="float" office:value="0.00416813737190237">
            <text:p>0,00417</text:p>
          </table:table-cell>
          <table:table-cell table:style-name="ce4" table:formula="of:=([.N4]*[.$A$15])/([.N$14]*[.$Z4]*[.$AA4])" office:value-type="float" office:value="0.0418335266526852">
            <text:p>0,04183</text:p>
          </table:table-cell>
          <table:table-cell table:style-name="ce4" table:formula="of:=IF([.N18]=0;0;[.N18]*SQRT(([.O4]/[.N4])^2+([.O$14]/[.N$14])^2))" office:value-type="float" office:value="0.00451606741179223">
            <text:p>0,00452</text:p>
          </table:table-cell>
          <table:table-cell table:style-name="ce4" table:formula="of:=([.P4]*[.$A$15])/([.P$14]*[.$Z4]*[.$AA4])" office:value-type="float" office:value="0.130221793974912">
            <text:p>0,13022</text:p>
          </table:table-cell>
          <table:table-cell table:style-name="ce4" table:formula="of:=IF([.P18]=0;0;[.P18]*SQRT(([.Q4]/[.P4])^2+([.Q$14]/[.P$14])^2))" office:value-type="float" office:value="0.00805173255048611">
            <text:p>0,00805</text:p>
          </table:table-cell>
          <table:table-cell table:style-name="ce4" table:formula="of:=([.R4]*[.$A$15])/([.R$14]*[.$Z4]*[.$AA4])" office:value-type="float" office:value="0.0360664108132688">
            <text:p>0,03607</text:p>
          </table:table-cell>
          <table:table-cell table:style-name="ce4" table:formula="of:=IF([.R18]=0;0;[.R18]*SQRT(([.S4]/[.R4])^2+([.S$14]/[.R$14])^2))" office:value-type="float" office:value="0.0073867350259384">
            <text:p>0,00739</text:p>
          </table:table-cell>
          <table:table-cell table:style-name="ce4" table:formula="of:=([.T4]*[.$A$15])/([.T$14]*[.$Z4]*[.$AA4])" office:value-type="float" office:value="0.137758139398264">
            <text:p>0,13776</text:p>
          </table:table-cell>
          <table:table-cell table:style-name="ce4" table:formula="of:=IF([.T18]=0;0;[.T18]*SQRT(([.U4]/[.T4])^2+([.U$14]/[.T$14])^2))" office:value-type="float" office:value="0.0151564365384966">
            <text:p>0,01516</text:p>
          </table:table-cell>
          <table:table-cell table:style-name="ce4" table:formula="of:=([.V4]*[.$A$15])/([.V$14]*[.$Z4]*[.$AA4])" office:value-type="float" office:value="0">
            <text:p>0,00000</text:p>
          </table:table-cell>
          <table:table-cell table:style-name="ce4" table:formula="of:=IF([.V18]=0;0;[.V18]*SQRT(([.W4]/[.V4])^2+([.W$14]/[.V$14])^2))" office:value-type="float" office:value="0">
            <text:p>0,00000</text:p>
          </table:table-cell>
          <table:table-cell table:style-name="ce4" table:formula="of:=([.X4]*[.$A$15])/([.X$14]*[.$Z4]*[.$AA4])" office:value-type="float" office:value="0.0528070756227672">
            <text:p>0,05281</text:p>
          </table:table-cell>
          <table:table-cell table:style-name="ce4" table:formula="of:=IF([.X18]=0;0;[.X18]*SQRT(([.Y4]/[.X4])^2+([.Y$14]/[.X$14])^2))" office:value-type="float" office:value="0.0169092418549488">
            <text:p>0,01691</text:p>
          </table:table-cell>
          <table:table-cell table:number-columns-repeated="999"/>
        </table:table-row>
        <table:table-row table:style-name="ro1">
          <table:table-cell office:value-type="string">
            <text:p>GPE772</text:p>
          </table:table-cell>
          <table:table-cell table:style-name="ce4" table:formula="of:=([.B5]*[.$A$15])/([.B$14]*[.$Z5]*[.$AA5])" office:value-type="float" office:value="0">
            <text:p>0,00000</text:p>
          </table:table-cell>
          <table:table-cell table:style-name="ce4" table:formula="of:=IF([.B19]=0;0;[.B19]*SQRT(([.C5]/[.B5])^2+([.C$14]/[.B$14])^2))" office:value-type="float" office:value="0">
            <text:p>0,00000</text:p>
          </table:table-cell>
          <table:table-cell table:style-name="ce4" table:formula="of:=([.D5]*[.$A$15])/([.D$14]*[.$Z5]*[.$AA5])" office:value-type="float" office:value="0.271377952755905">
            <text:p>0,27138</text:p>
          </table:table-cell>
          <table:table-cell table:style-name="ce4" table:formula="of:=IF([.D19]=0;0;[.D19]*SQRT(([.E5]/[.D5])^2+([.E$14]/[.D$14])^2))" office:value-type="float" office:value="0.0866940268757751">
            <text:p>0,08669</text:p>
          </table:table-cell>
          <table:table-cell table:style-name="ce4" table:formula="of:=([.F5]*[.$A$15])/([.F$14]*[.$Z5]*[.$AA5])" office:value-type="float" office:value="0">
            <text:p>0,00000</text:p>
          </table:table-cell>
          <table:table-cell table:style-name="ce4" table:formula="of:=IF([.F19]=0;0;[.F19]*SQRT(([.G5]/[.F5])^2+([.G$14]/[.F$14])^2))" office:value-type="float" office:value="0">
            <text:p>0,00000</text:p>
          </table:table-cell>
          <table:table-cell table:style-name="ce4" table:formula="of:=([.H5]*[.$A$15])/([.H$14]*[.$Z5]*[.$AA5])" office:value-type="float" office:value="0.0024848696461825">
            <text:p>0,00248</text:p>
          </table:table-cell>
          <table:table-cell table:style-name="ce4" table:formula="of:=IF([.H19]=0;0;[.H19]*SQRT(([.I5]/[.H5])^2+([.I$14]/[.H$14])^2))" office:value-type="float" office:value="0.00518284431430005">
            <text:p>0,00518</text:p>
          </table:table-cell>
          <table:table-cell table:style-name="ce4" table:formula="of:=([.J5]*[.$A$15])/([.J$14]*[.$Z5]*[.$AA5])" office:value-type="float" office:value="0.0177068214804064">
            <text:p>0,01771</text:p>
          </table:table-cell>
          <table:table-cell table:style-name="ce4" table:formula="of:=IF([.J19]=0;0;[.J19]*SQRT(([.K5]/[.J5])^2+([.K$14]/[.J$14])^2))" office:value-type="float" office:value="0.00476432589404646">
            <text:p>0,00476</text:p>
          </table:table-cell>
          <table:table-cell table:style-name="ce4" table:formula="of:=([.L5]*[.$A$15])/([.L$14]*[.$Z5]*[.$AA5])" office:value-type="float" office:value="0.010760102629891">
            <text:p>0,01076</text:p>
          </table:table-cell>
          <table:table-cell table:style-name="ce4" table:formula="of:=IF([.L19]=0;0;[.L19]*SQRT(([.M5]/[.L5])^2+([.M$14]/[.L$14])^2))" office:value-type="float" office:value="0.00467658195915912">
            <text:p>0,00468</text:p>
          </table:table-cell>
          <table:table-cell table:style-name="ce4" table:formula="of:=([.N5]*[.$A$15])/([.N$14]*[.$Z5]*[.$AA5])" office:value-type="float" office:value="0.0508714107365793">
            <text:p>0,05087</text:p>
          </table:table-cell>
          <table:table-cell table:style-name="ce4" table:formula="of:=IF([.N19]=0;0;[.N19]*SQRT(([.O5]/[.N5])^2+([.O$14]/[.N$14])^2))" office:value-type="float" office:value="0.00512329711293067">
            <text:p>0,00512</text:p>
          </table:table-cell>
          <table:table-cell table:style-name="ce4" table:formula="of:=([.P5]*[.$A$15])/([.P$14]*[.$Z5]*[.$AA5])" office:value-type="float" office:value="0.153232829348336">
            <text:p>0,15323</text:p>
          </table:table-cell>
          <table:table-cell table:style-name="ce4" table:formula="of:=IF([.P19]=0;0;[.P19]*SQRT(([.Q5]/[.P5])^2+([.Q$14]/[.P$14])^2))" office:value-type="float" office:value="0.00915158945829485">
            <text:p>0,00915</text:p>
          </table:table-cell>
          <table:table-cell table:style-name="ce4" table:formula="of:=([.R5]*[.$A$15])/([.R$14]*[.$Z5]*[.$AA5])" office:value-type="float" office:value="0.041116952537594">
            <text:p>0,04112</text:p>
          </table:table-cell>
          <table:table-cell table:style-name="ce4" table:formula="of:=IF([.R19]=0;0;[.R19]*SQRT(([.S5]/[.R5])^2+([.S$14]/[.R$14])^2))" office:value-type="float" office:value="0.00838722038095185">
            <text:p>0,00839</text:p>
          </table:table-cell>
          <table:table-cell table:style-name="ce4" table:formula="of:=([.T5]*[.$A$15])/([.T$14]*[.$Z5]*[.$AA5])" office:value-type="float" office:value="0.160841794955781">
            <text:p>0,16084</text:p>
          </table:table-cell>
          <table:table-cell table:style-name="ce4" table:formula="of:=IF([.T19]=0;0;[.T19]*SQRT(([.U5]/[.T5])^2+([.U$14]/[.T$14])^2))" office:value-type="float" office:value="0.0166766306936448">
            <text:p>0,01668</text:p>
          </table:table-cell>
          <table:table-cell table:style-name="ce4" table:formula="of:=([.V5]*[.$A$15])/([.V$14]*[.$Z5]*[.$AA5])" office:value-type="float" office:value="0">
            <text:p>0,00000</text:p>
          </table:table-cell>
          <table:table-cell table:style-name="ce4" table:formula="of:=IF([.V19]=0;0;[.V19]*SQRT(([.W5]/[.V5])^2+([.W$14]/[.V$14])^2))" office:value-type="float" office:value="0">
            <text:p>0,00000</text:p>
          </table:table-cell>
          <table:table-cell table:style-name="ce4" table:formula="of:=([.X5]*[.$A$15])/([.X$14]*[.$Z5]*[.$AA5])" office:value-type="float" office:value="0.0612680972078594">
            <text:p>0,06127</text:p>
          </table:table-cell>
          <table:table-cell table:style-name="ce4" table:formula="of:=IF([.X19]=0;0;[.X19]*SQRT(([.Y5]/[.X5])^2+([.Y$14]/[.X$14])^2))" office:value-type="float" office:value="0.0197329765890724">
            <text:p>0,01973</text:p>
          </table:table-cell>
          <table:table-cell table:number-columns-repeated="999"/>
        </table:table-row>
        <table:table-row table:style-name="ro1">
          <table:table-cell office:value-type="string">
            <text:p>GPE773</text:p>
          </table:table-cell>
          <table:table-cell table:style-name="ce4" table:formula="of:=([.B6]*[.$A$15])/([.B$14]*[.$Z6]*[.$AA6])" office:value-type="float" office:value="0">
            <text:p>0,00000</text:p>
          </table:table-cell>
          <table:table-cell table:style-name="ce4" table:formula="of:=IF([.B20]=0;0;[.B20]*SQRT(([.C6]/[.B6])^2+([.C$14]/[.B$14])^2))" office:value-type="float" office:value="0">
            <text:p>0,00000</text:p>
          </table:table-cell>
          <table:table-cell table:style-name="ce4" table:formula="of:=([.D6]*[.$A$15])/([.D$14]*[.$Z6]*[.$AA6])" office:value-type="float" office:value="0.224781391377173">
            <text:p>0,22478</text:p>
          </table:table-cell>
          <table:table-cell table:style-name="ce4" table:formula="of:=IF([.D20]=0;0;[.D20]*SQRT(([.E6]/[.D6])^2+([.E$14]/[.D$14])^2))" office:value-type="float" office:value="0.0819109700795072">
            <text:p>0,08191</text:p>
          </table:table-cell>
          <table:table-cell table:style-name="ce4" table:formula="of:=([.F6]*[.$A$15])/([.F$14]*[.$Z6]*[.$AA6])" office:value-type="float" office:value="0">
            <text:p>0,00000</text:p>
          </table:table-cell>
          <table:table-cell table:style-name="ce4" table:formula="of:=IF([.F20]=0;0;[.F20]*SQRT(([.G6]/[.F6])^2+([.G$14]/[.F$14])^2))" office:value-type="float" office:value="0">
            <text:p>0,00000</text:p>
          </table:table-cell>
          <table:table-cell table:style-name="ce4" table:formula="of:=([.H6]*[.$A$15])/([.H$14]*[.$Z6]*[.$AA6])" office:value-type="float" office:value="0">
            <text:p>0,00000</text:p>
          </table:table-cell>
          <table:table-cell table:style-name="ce4" table:formula="of:=IF([.H20]=0;0;[.H20]*SQRT(([.I6]/[.H6])^2+([.I$14]/[.H$14])^2))" office:value-type="float" office:value="0">
            <text:p>0,00000</text:p>
          </table:table-cell>
          <table:table-cell table:style-name="ce4" table:formula="of:=([.J6]*[.$A$15])/([.J$14]*[.$Z6]*[.$AA6])" office:value-type="float" office:value="0.022322781198969">
            <text:p>0,02232</text:p>
          </table:table-cell>
          <table:table-cell table:style-name="ce4" table:formula="of:=IF([.J20]=0;0;[.J20]*SQRT(([.K6]/[.J6])^2+([.K$14]/[.J$14])^2))" office:value-type="float" office:value="0.00460673340733349">
            <text:p>0,00461</text:p>
          </table:table-cell>
          <table:table-cell table:style-name="ce4" table:formula="of:=([.L6]*[.$A$15])/([.L$14]*[.$Z6]*[.$AA6])" office:value-type="float" office:value="0.00969419048198727">
            <text:p>0,00969</text:p>
          </table:table-cell>
          <table:table-cell table:style-name="ce4" table:formula="of:=IF([.L20]=0;0;[.L20]*SQRT(([.M6]/[.L6])^2+([.M$14]/[.L$14])^2))" office:value-type="float" office:value="0.00436246595711759">
            <text:p>0,00436</text:p>
          </table:table-cell>
          <table:table-cell table:style-name="ce4" table:formula="of:=([.N6]*[.$A$15])/([.N$14]*[.$Z6]*[.$AA6])" office:value-type="float" office:value="0.0518202090973353">
            <text:p>0,05182</text:p>
          </table:table-cell>
          <table:table-cell table:style-name="ce4" table:formula="of:=IF([.N20]=0;0;[.N20]*SQRT(([.O6]/[.N6])^2+([.O$14]/[.N$14])^2))" office:value-type="float" office:value="0.00484106678071887">
            <text:p>0,00484</text:p>
          </table:table-cell>
          <table:table-cell table:style-name="ce4" table:formula="of:=([.P6]*[.$A$15])/([.P$14]*[.$Z6]*[.$AA6])" office:value-type="float" office:value="0.141851934959207">
            <text:p>0,14185</text:p>
          </table:table-cell>
          <table:table-cell table:style-name="ce4" table:formula="of:=IF([.P20]=0;0;[.P20]*SQRT(([.Q6]/[.P6])^2+([.Q$14]/[.P$14])^2))" office:value-type="float" office:value="0.00852276058002619">
            <text:p>0,00852</text:p>
          </table:table-cell>
          <table:table-cell table:style-name="ce4" table:formula="of:=([.R6]*[.$A$15])/([.R$14]*[.$Z6]*[.$AA6])" office:value-type="float" office:value="0.0403348373540734">
            <text:p>0,04033</text:p>
          </table:table-cell>
          <table:table-cell table:style-name="ce4" table:formula="of:=IF([.R20]=0;0;[.R20]*SQRT(([.S6]/[.R6])^2+([.S$14]/[.R$14])^2))" office:value-type="float" office:value="0.00782324724533291">
            <text:p>0,00782</text:p>
          </table:table-cell>
          <table:table-cell table:style-name="ce4" table:formula="of:=([.T6]*[.$A$15])/([.T$14]*[.$Z6]*[.$AA6])" office:value-type="float" office:value="0.148008745052218">
            <text:p>0,14801</text:p>
          </table:table-cell>
          <table:table-cell table:style-name="ce4" table:formula="of:=IF([.T20]=0;0;[.T20]*SQRT(([.U6]/[.T6])^2+([.U$14]/[.T$14])^2))" office:value-type="float" office:value="0.0159218993937686">
            <text:p>0,01592</text:p>
          </table:table-cell>
          <table:table-cell table:style-name="ce4" table:formula="of:=([.V6]*[.$A$15])/([.V$14]*[.$Z6]*[.$AA6])" office:value-type="float" office:value="0">
            <text:p>0,00000</text:p>
          </table:table-cell>
          <table:table-cell table:style-name="ce4" table:formula="of:=IF([.V20]=0;0;[.V20]*SQRT(([.W6]/[.V6])^2+([.W$14]/[.V$14])^2))" office:value-type="float" office:value="0">
            <text:p>0,00000</text:p>
          </table:table-cell>
          <table:table-cell table:style-name="ce4" table:formula="of:=([.X6]*[.$A$15])/([.X$14]*[.$Z6]*[.$AA6])" office:value-type="float" office:value="0.0498865049231522">
            <text:p>0,04989</text:p>
          </table:table-cell>
          <table:table-cell table:style-name="ce4" table:formula="of:=IF([.X20]=0;0;[.X20]*SQRT(([.Y6]/[.X6])^2+([.Y$14]/[.X$14])^2))" office:value-type="float" office:value="0.0184058778530889">
            <text:p>0,01841</text:p>
          </table:table-cell>
          <table:table-cell table:number-columns-repeated="999"/>
        </table:table-row>
        <table:table-row table:style-name="ro1">
          <table:table-cell office:value-type="string">
            <text:p>GPE774</text:p>
          </table:table-cell>
          <table:table-cell table:style-name="ce4" table:formula="of:=([.B7]*[.$A$15])/([.B$14]*[.$Z7]*[.$AA7])" office:value-type="float" office:value="0.470788685973234">
            <text:p>0,47079</text:p>
          </table:table-cell>
          <table:table-cell table:style-name="ce4" table:formula="of:=IF([.B21]=0;0;[.B21]*SQRT(([.C7]/[.B7])^2+([.C$14]/[.B$14])^2))" office:value-type="float" office:value="0.2514986784569">
            <text:p>0,25150</text:p>
          </table:table-cell>
          <table:table-cell table:style-name="ce4" table:formula="of:=([.D7]*[.$A$15])/([.D$14]*[.$Z7]*[.$AA7])" office:value-type="float" office:value="0.271660932894337">
            <text:p>0,27166</text:p>
          </table:table-cell>
          <table:table-cell table:style-name="ce4" table:formula="of:=IF([.D21]=0;0;[.D21]*SQRT(([.E7]/[.D7])^2+([.E$14]/[.D$14])^2))" office:value-type="float" office:value="0.0819902029083378">
            <text:p>0,08199</text:p>
          </table:table-cell>
          <table:table-cell table:style-name="ce4" table:formula="of:=([.F7]*[.$A$15])/([.F$14]*[.$Z7]*[.$AA7])" office:value-type="float" office:value="0">
            <text:p>0,00000</text:p>
          </table:table-cell>
          <table:table-cell table:style-name="ce4" table:formula="of:=IF([.F21]=0;0;[.F21]*SQRT(([.G7]/[.F7])^2+([.G$14]/[.F$14])^2))" office:value-type="float" office:value="0">
            <text:p>0,00000</text:p>
          </table:table-cell>
          <table:table-cell table:style-name="ce4" table:formula="of:=([.H7]*[.$A$15])/([.H$14]*[.$Z7]*[.$AA7])" office:value-type="float" office:value="0.00810201501797147">
            <text:p>0,00810</text:p>
          </table:table-cell>
          <table:table-cell table:style-name="ce4" table:formula="of:=IF([.H21]=0;0;[.H21]*SQRT(([.I7]/[.H7])^2+([.I$14]/[.H$14])^2))" office:value-type="float" office:value="0.00490515656910752">
            <text:p>0,00491</text:p>
          </table:table-cell>
          <table:table-cell table:style-name="ce4" table:formula="of:=([.J7]*[.$A$15])/([.J$14]*[.$Z7]*[.$AA7])" office:value-type="float" office:value="0">
            <text:p>0,00000</text:p>
          </table:table-cell>
          <table:table-cell table:style-name="ce4" table:formula="of:=IF([.J21]=0;0;[.J21]*SQRT(([.K7]/[.J7])^2+([.K$14]/[.J$14])^2))" office:value-type="float" office:value="0">
            <text:p>0,00000</text:p>
          </table:table-cell>
          <table:table-cell table:style-name="ce4" table:formula="of:=([.L7]*[.$A$15])/([.L$14]*[.$Z7]*[.$AA7])" office:value-type="float" office:value="0.0125339028453977">
            <text:p>0,01253</text:p>
          </table:table-cell>
          <table:table-cell table:style-name="ce4" table:formula="of:=IF([.L21]=0;0;[.L21]*SQRT(([.M7]/[.L7])^2+([.M$14]/[.L$14])^2))" office:value-type="float" office:value="0.00441467351876706">
            <text:p>0,00441</text:p>
          </table:table-cell>
          <table:table-cell table:style-name="ce4" table:formula="of:=([.N7]*[.$A$15])/([.N$14]*[.$Z7]*[.$AA7])" office:value-type="float" office:value="0.0497428266804138">
            <text:p>0,04974</text:p>
          </table:table-cell>
          <table:table-cell table:style-name="ce4" table:formula="of:=IF([.N21]=0;0;[.N21]*SQRT(([.O7]/[.N7])^2+([.O$14]/[.N$14])^2))" office:value-type="float" office:value="0.00484471631433223">
            <text:p>0,00484</text:p>
          </table:table-cell>
          <table:table-cell table:style-name="ce4" table:formula="of:=([.P7]*[.$A$15])/([.P$14]*[.$Z7]*[.$AA7])" office:value-type="float" office:value="0.139078593647567">
            <text:p>0,13908</text:p>
          </table:table-cell>
          <table:table-cell table:style-name="ce4" table:formula="of:=IF([.P21]=0;0;[.P21]*SQRT(([.Q7]/[.P7])^2+([.Q$14]/[.P$14])^2))" office:value-type="float" office:value="0.00855279235732755">
            <text:p>0,00855</text:p>
          </table:table-cell>
          <table:table-cell table:style-name="ce4" table:formula="of:=([.R7]*[.$A$15])/([.R$14]*[.$Z7]*[.$AA7])" office:value-type="float" office:value="0.0354028318972614">
            <text:p>0,03540</text:p>
          </table:table-cell>
          <table:table-cell table:style-name="ce4" table:formula="of:=IF([.R21]=0;0;[.R21]*SQRT(([.S7]/[.R7])^2+([.S$14]/[.R$14])^2))" office:value-type="float" office:value="0.00786775698032204">
            <text:p>0,00787</text:p>
          </table:table-cell>
          <table:table-cell table:style-name="ce4" table:formula="of:=([.T7]*[.$A$15])/([.T$14]*[.$Z7]*[.$AA7])" office:value-type="float" office:value="0.140008272346693">
            <text:p>0,14001</text:p>
          </table:table-cell>
          <table:table-cell table:style-name="ce4" table:formula="of:=IF([.T21]=0;0;[.T21]*SQRT(([.U7]/[.T7])^2+([.U$14]/[.T$14])^2))" office:value-type="float" office:value="0.016151647840259">
            <text:p>0,01615</text:p>
          </table:table-cell>
          <table:table-cell table:style-name="ce4" table:formula="of:=([.V7]*[.$A$15])/([.V$14]*[.$Z7]*[.$AA7])" office:value-type="float" office:value="0">
            <text:p>0,00000</text:p>
          </table:table-cell>
          <table:table-cell table:style-name="ce4" table:formula="of:=IF([.V21]=0;0;[.V21]*SQRT(([.W7]/[.V7])^2+([.W$14]/[.V$14])^2))" office:value-type="float" office:value="0">
            <text:p>0,00000</text:p>
          </table:table-cell>
          <table:table-cell table:style-name="ce4" table:formula="of:=([.X7]*[.$A$15])/([.X$14]*[.$Z7]*[.$AA7])" office:value-type="float" office:value="0.0578588735896687">
            <text:p>0,05786</text:p>
          </table:table-cell>
          <table:table-cell table:style-name="ce4" table:formula="of:=IF([.X21]=0;0;[.X21]*SQRT(([.Y7]/[.X7])^2+([.Y$14]/[.X$14])^2))" office:value-type="float" office:value="0.0184896212064138">
            <text:p>0,01849</text:p>
          </table:table-cell>
          <table:table-cell table:number-columns-repeated="999"/>
        </table:table-row>
        <table:table-row table:style-name="ro1">
          <table:table-cell office:value-type="string">
            <text:p>GPE775</text:p>
          </table:table-cell>
          <table:table-cell table:style-name="ce4" table:formula="of:=([.B8]*[.$A$15])/([.B$14]*[.$Z8]*[.$AA8])" office:value-type="float" office:value="0.432199449418051">
            <text:p>0,43220</text:p>
          </table:table-cell>
          <table:table-cell table:style-name="ce4" table:formula="of:=IF([.B22]=0;0;[.B22]*SQRT(([.C8]/[.B8])^2+([.C$14]/[.B$14])^2))" office:value-type="float" office:value="0.243693679277281">
            <text:p>0,24369</text:p>
          </table:table-cell>
          <table:table-cell table:style-name="ce4" table:formula="of:=([.D8]*[.$A$15])/([.D$14]*[.$Z8]*[.$AA8])" office:value-type="float" office:value="0">
            <text:p>0,00000</text:p>
          </table:table-cell>
          <table:table-cell table:style-name="ce4" table:formula="of:=IF([.D22]=0;0;[.D22]*SQRT(([.E8]/[.D8])^2+([.E$14]/[.D$14])^2))" office:value-type="float" office:value="0">
            <text:p>0,00000</text:p>
          </table:table-cell>
          <table:table-cell table:style-name="ce4" table:formula="of:=([.F8]*[.$A$15])/([.F$14]*[.$Z8]*[.$AA8])" office:value-type="float" office:value="0">
            <text:p>0,00000</text:p>
          </table:table-cell>
          <table:table-cell table:style-name="ce4" table:formula="of:=IF([.F22]=0;0;[.F22]*SQRT(([.G8]/[.F8])^2+([.G$14]/[.F$14])^2))" office:value-type="float" office:value="0">
            <text:p>0,00000</text:p>
          </table:table-cell>
          <table:table-cell table:style-name="ce4" table:formula="of:=([.H8]*[.$A$15])/([.H$14]*[.$Z8]*[.$AA8])" office:value-type="float" office:value="0.00881271808972335">
            <text:p>0,00881</text:p>
          </table:table-cell>
          <table:table-cell table:style-name="ce4" table:formula="of:=IF([.H22]=0;0;[.H22]*SQRT(([.I8]/[.H8])^2+([.I$14]/[.H$14])^2))" office:value-type="float" office:value="0.00476330106067651">
            <text:p>0,00476</text:p>
          </table:table-cell>
          <table:table-cell table:style-name="ce4" table:formula="of:=([.J8]*[.$A$15])/([.J$14]*[.$Z8]*[.$AA8])" office:value-type="float" office:value="0.0161189313372208">
            <text:p>0,01612</text:p>
          </table:table-cell>
          <table:table-cell table:style-name="ce4" table:formula="of:=IF([.J22]=0;0;[.J22]*SQRT(([.K8]/[.J8])^2+([.K$14]/[.J$14])^2))" office:value-type="float" office:value="0.00432566565396557">
            <text:p>0,00433</text:p>
          </table:table-cell>
          <table:table-cell table:style-name="ce4" table:formula="of:=([.L8]*[.$A$15])/([.L$14]*[.$Z8]*[.$AA8])" office:value-type="float" office:value="0.0169403530644828">
            <text:p>0,01694</text:p>
          </table:table-cell>
          <table:table-cell table:style-name="ce4" table:formula="of:=IF([.L22]=0;0;[.L22]*SQRT(([.M8]/[.L8])^2+([.M$14]/[.L$14])^2))" office:value-type="float" office:value="0.00425070355150144">
            <text:p>0,00425</text:p>
          </table:table-cell>
          <table:table-cell table:style-name="ce4" table:formula="of:=([.N8]*[.$A$15])/([.N$14]*[.$Z8]*[.$AA8])" office:value-type="float" office:value="0.0462932283550671">
            <text:p>0,04629</text:p>
          </table:table-cell>
          <table:table-cell table:style-name="ce4" table:formula="of:=IF([.N22]=0;0;[.N22]*SQRT(([.O8]/[.N8])^2+([.O$14]/[.N$14])^2))" office:value-type="float" office:value="0.00460047901354891">
            <text:p>0,00460</text:p>
          </table:table-cell>
          <table:table-cell table:style-name="ce4" table:formula="of:=([.P8]*[.$A$15])/([.P$14]*[.$Z8]*[.$AA8])" office:value-type="float" office:value="0.133621373647244">
            <text:p>0,13362</text:p>
          </table:table-cell>
          <table:table-cell table:style-name="ce4" table:formula="of:=IF([.P22]=0;0;[.P22]*SQRT(([.Q8]/[.P8])^2+([.Q$14]/[.P$14])^2))" office:value-type="float" office:value="0.00817717476462831">
            <text:p>0,00818</text:p>
          </table:table-cell>
          <table:table-cell table:style-name="ce4" table:formula="of:=([.R8]*[.$A$15])/([.R$14]*[.$Z8]*[.$AA8])" office:value-type="float" office:value="0.0367658588598713">
            <text:p>0,03677</text:p>
          </table:table-cell>
          <table:table-cell table:style-name="ce4" table:formula="of:=IF([.R22]=0;0;[.R22]*SQRT(([.S8]/[.R8])^2+([.S$14]/[.R$14])^2))" office:value-type="float" office:value="0.00751300558062148">
            <text:p>0,00751</text:p>
          </table:table-cell>
          <table:table-cell table:style-name="ce4" table:formula="of:=([.T8]*[.$A$15])/([.T$14]*[.$Z8]*[.$AA8])" office:value-type="float" office:value="0.138758198486454">
            <text:p>0,13876</text:p>
          </table:table-cell>
          <table:table-cell table:style-name="ce4" table:formula="of:=IF([.T22]=0;0;[.T22]*SQRT(([.U8]/[.T8])^2+([.U$14]/[.T$14])^2))" office:value-type="float" office:value="0.0151586913794731">
            <text:p>0,01516</text:p>
          </table:table-cell>
          <table:table-cell table:style-name="ce4" table:formula="of:=([.V8]*[.$A$15])/([.V$14]*[.$Z8]*[.$AA8])" office:value-type="float" office:value="0">
            <text:p>0,00000</text:p>
          </table:table-cell>
          <table:table-cell table:style-name="ce4" table:formula="of:=IF([.V22]=0;0;[.V22]*SQRT(([.W8]/[.V8])^2+([.W$14]/[.V$14])^2))" office:value-type="float" office:value="0">
            <text:p>0,00000</text:p>
          </table:table-cell>
          <table:table-cell table:style-name="ce4" table:formula="of:=([.X8]*[.$A$15])/([.X$14]*[.$Z8]*[.$AA8])" office:value-type="float" office:value="0.0545436311738896">
            <text:p>0,05454</text:p>
          </table:table-cell>
          <table:table-cell table:style-name="ce4" table:formula="of:=IF([.X22]=0;0;[.X22]*SQRT(([.Y8]/[.X8])^2+([.Y$14]/[.X$14])^2))" office:value-type="float" office:value="0.0174623539336384">
            <text:p>0,01746</text:p>
          </table:table-cell>
          <table:table-cell table:number-columns-repeated="999"/>
        </table:table-row>
        <table:table-row table:style-name="ro1">
          <table:table-cell office:value-type="string">
            <text:p>GPE776</text:p>
          </table:table-cell>
          <table:table-cell table:style-name="ce4" table:formula="of:=([.B9]*[.$A$15])/([.B$14]*[.$Z9]*[.$AA9])" office:value-type="float" office:value="0">
            <text:p>0,00000</text:p>
          </table:table-cell>
          <table:table-cell table:style-name="ce4" table:formula="of:=IF([.B23]=0;0;[.B23]*SQRT(([.C9]/[.B9])^2+([.C$14]/[.B$14])^2))" office:value-type="float" office:value="0">
            <text:p>0,00000</text:p>
          </table:table-cell>
          <table:table-cell table:style-name="ce4" table:formula="of:=([.D9]*[.$A$15])/([.D$14]*[.$Z9]*[.$AA9])" office:value-type="float" office:value="0.185307316752421">
            <text:p>0,18531</text:p>
          </table:table-cell>
          <table:table-cell table:style-name="ce4" table:formula="of:=IF([.D23]=0;0;[.D23]*SQRT(([.E9]/[.D9])^2+([.E$14]/[.D$14])^2))" office:value-type="float" office:value="0.0807394630552352">
            <text:p>0,08074</text:p>
          </table:table-cell>
          <table:table-cell table:style-name="ce4" table:formula="of:=([.F9]*[.$A$15])/([.F$14]*[.$Z9]*[.$AA9])" office:value-type="float" office:value="0">
            <text:p>0,00000</text:p>
          </table:table-cell>
          <table:table-cell table:style-name="ce4" table:formula="of:=IF([.F23]=0;0;[.F23]*SQRT(([.G9]/[.F9])^2+([.G$14]/[.F$14])^2))" office:value-type="float" office:value="0">
            <text:p>0,00000</text:p>
          </table:table-cell>
          <table:table-cell table:style-name="ce4" table:formula="of:=([.H9]*[.$A$15])/([.H$14]*[.$Z9]*[.$AA9])" office:value-type="float" office:value="0.00540698149076871">
            <text:p>0,00541</text:p>
          </table:table-cell>
          <table:table-cell table:style-name="ce4" table:formula="of:=IF([.H23]=0;0;[.H23]*SQRT(([.I9]/[.H9])^2+([.I$14]/[.H$14])^2))" office:value-type="float" office:value="0.00476727920145407">
            <text:p>0,00477</text:p>
          </table:table-cell>
          <table:table-cell table:style-name="ce4" table:formula="of:=([.J9]*[.$A$15])/([.J$14]*[.$Z9]*[.$AA9])" office:value-type="float" office:value="0.011256215325227">
            <text:p>0,01126</text:p>
          </table:table-cell>
          <table:table-cell table:style-name="ce4" table:formula="of:=IF([.J23]=0;0;[.J23]*SQRT(([.K9]/[.J9])^2+([.K$14]/[.J$14])^2))" office:value-type="float" office:value="0.00443838302998841">
            <text:p>0,00444</text:p>
          </table:table-cell>
          <table:table-cell table:style-name="ce4" table:formula="of:=([.L9]*[.$A$15])/([.L$14]*[.$Z9]*[.$AA9])" office:value-type="float" office:value="0.0101944263291736">
            <text:p>0,01019</text:p>
          </table:table-cell>
          <table:table-cell table:style-name="ce4" table:formula="of:=IF([.L23]=0;0;[.L23]*SQRT(([.M9]/[.L9])^2+([.M$14]/[.L$14])^2))" office:value-type="float" office:value="0.00436753524218402">
            <text:p>0,00437</text:p>
          </table:table-cell>
          <table:table-cell table:style-name="ce4" table:formula="of:=([.N9]*[.$A$15])/([.N$14]*[.$Z9]*[.$AA9])" office:value-type="float" office:value="0.0481730821858898">
            <text:p>0,04817</text:p>
          </table:table-cell>
          <table:table-cell table:style-name="ce4" table:formula="of:=IF([.N23]=0;0;[.N23]*SQRT(([.O9]/[.N9])^2+([.O$14]/[.N$14])^2))" office:value-type="float" office:value="0.00476503748132998">
            <text:p>0,00477</text:p>
          </table:table-cell>
          <table:table-cell table:style-name="ce4" table:formula="of:=([.P9]*[.$A$15])/([.P$14]*[.$Z9]*[.$AA9])" office:value-type="float" office:value="0.143271701182433">
            <text:p>0,14327</text:p>
          </table:table-cell>
          <table:table-cell table:style-name="ce4" table:formula="of:=IF([.P23]=0;0;[.P23]*SQRT(([.Q9]/[.P9])^2+([.Q$14]/[.P$14])^2))" office:value-type="float" office:value="0.00850761979924327">
            <text:p>0,00851</text:p>
          </table:table-cell>
          <table:table-cell table:style-name="ce4" table:formula="of:=([.R9]*[.$A$15])/([.R$14]*[.$Z9]*[.$AA9])" office:value-type="float" office:value="0.0359424788484782">
            <text:p>0,03594</text:p>
          </table:table-cell>
          <table:table-cell table:style-name="ce4" table:formula="of:=IF([.R23]=0;0;[.R23]*SQRT(([.S9]/[.R9])^2+([.S$14]/[.R$14])^2))" office:value-type="float" office:value="0.00775166965810596">
            <text:p>0,00775</text:p>
          </table:table-cell>
          <table:table-cell table:style-name="ce4" table:formula="of:=([.T9]*[.$A$15])/([.T$14]*[.$Z9]*[.$AA9])" office:value-type="float" office:value="0.131394767595718">
            <text:p>0,13139</text:p>
          </table:table-cell>
          <table:table-cell table:style-name="ce4" table:formula="of:=IF([.T23]=0;0;[.T23]*SQRT(([.U9]/[.T9])^2+([.U$14]/[.T$14])^2))" office:value-type="float" office:value="0.0154059541901967">
            <text:p>0,01541</text:p>
          </table:table-cell>
          <table:table-cell table:style-name="ce4" table:formula="of:=([.V9]*[.$A$15])/([.V$14]*[.$Z9]*[.$AA9])" office:value-type="float" office:value="0">
            <text:p>0,00000</text:p>
          </table:table-cell>
          <table:table-cell table:style-name="ce4" table:formula="of:=IF([.V23]=0;0;[.V23]*SQRT(([.W9]/[.V9])^2+([.W$14]/[.V$14])^2))" office:value-type="float" office:value="0">
            <text:p>0,00000</text:p>
          </table:table-cell>
          <table:table-cell table:style-name="ce4" table:formula="of:=([.X9]*[.$A$15])/([.X$14]*[.$Z9]*[.$AA9])" office:value-type="float" office:value="0.0456716746582958">
            <text:p>0,04567</text:p>
          </table:table-cell>
          <table:table-cell table:style-name="ce4" table:formula="of:=IF([.X23]=0;0;[.X23]*SQRT(([.Y9]/[.X9])^2+([.Y$14]/[.X$14])^2))" office:value-type="float" office:value="0.0177120959786477">
            <text:p>0,01771</text:p>
          </table:table-cell>
          <table:table-cell table:number-columns-repeated="999"/>
        </table:table-row>
        <table:table-row table:style-name="ro1">
          <table:table-cell office:value-type="string">
            <text:p>GPE777</text:p>
          </table:table-cell>
          <table:table-cell table:style-name="ce4" table:formula="of:=([.B10]*[.$A$15])/([.B$14]*[.$Z10]*[.$AA10])" office:value-type="float" office:value="0">
            <text:p>0,00000</text:p>
          </table:table-cell>
          <table:table-cell table:style-name="ce4" table:formula="of:=IF([.B24]=0;0;[.B24]*SQRT(([.C10]/[.B10])^2+([.C$14]/[.B$14])^2))" office:value-type="float" office:value="0">
            <text:p>0,00000</text:p>
          </table:table-cell>
          <table:table-cell table:style-name="ce4" table:formula="of:=([.D10]*[.$A$15])/([.D$14]*[.$Z10]*[.$AA10])" office:value-type="float" office:value="0.254832379529201">
            <text:p>0,25483</text:p>
          </table:table-cell>
          <table:table-cell table:style-name="ce4" table:formula="of:=IF([.D24]=0;0;[.D24]*SQRT(([.E10]/[.D10])^2+([.E$14]/[.D$14])^2))" office:value-type="float" office:value="0.0795626575579745">
            <text:p>0,07956</text:p>
          </table:table-cell>
          <table:table-cell table:style-name="ce4" table:formula="of:=([.F10]*[.$A$15])/([.F$14]*[.$Z10]*[.$AA10])" office:value-type="float" office:value="0">
            <text:p>0,00000</text:p>
          </table:table-cell>
          <table:table-cell table:style-name="ce4" table:formula="of:=IF([.F24]=0;0;[.F24]*SQRT(([.G10]/[.F10])^2+([.G$14]/[.F$14])^2))" office:value-type="float" office:value="0">
            <text:p>0,00000</text:p>
          </table:table-cell>
          <table:table-cell table:style-name="ce4" table:formula="of:=([.H10]*[.$A$15])/([.H$14]*[.$Z10]*[.$AA10])" office:value-type="float" office:value="0">
            <text:p>0,00000</text:p>
          </table:table-cell>
          <table:table-cell table:style-name="ce4" table:formula="of:=IF([.H24]=0;0;[.H24]*SQRT(([.I10]/[.H10])^2+([.I$14]/[.H$14])^2))" office:value-type="float" office:value="0">
            <text:p>0,00000</text:p>
          </table:table-cell>
          <table:table-cell table:style-name="ce4" table:formula="of:=([.J10]*[.$A$15])/([.J$14]*[.$Z10]*[.$AA10])" office:value-type="float" office:value="0.0119645675905144">
            <text:p>0,01196</text:p>
          </table:table-cell>
          <table:table-cell table:style-name="ce4" table:formula="of:=IF([.J24]=0;0;[.J24]*SQRT(([.K10]/[.J10])^2+([.K$14]/[.J$14])^2))" office:value-type="float" office:value="0.00432336402707482">
            <text:p>0,00432</text:p>
          </table:table-cell>
          <table:table-cell table:style-name="ce4" table:formula="of:=([.L10]*[.$A$15])/([.L$14]*[.$Z10]*[.$AA10])" office:value-type="float" office:value="0.014516805443986">
            <text:p>0,01452</text:p>
          </table:table-cell>
          <table:table-cell table:style-name="ce4" table:formula="of:=IF([.L24]=0;0;[.L24]*SQRT(([.M10]/[.L10])^2+([.M$14]/[.L$14])^2))" office:value-type="float" office:value="0.00422214703599157">
            <text:p>0,00422</text:p>
          </table:table-cell>
          <table:table-cell table:style-name="ce4" table:formula="of:=([.N10]*[.$A$15])/([.N$14]*[.$Z10]*[.$AA10])" office:value-type="float" office:value="0.0404803692985437">
            <text:p>0,04048</text:p>
          </table:table-cell>
          <table:table-cell table:style-name="ce4" table:formula="of:=IF([.N24]=0;0;[.N24]*SQRT(([.O10]/[.N10])^2+([.O$14]/[.N$14])^2))" office:value-type="float" office:value="0.00458191111699096">
            <text:p>0,00458</text:p>
          </table:table-cell>
          <table:table-cell table:style-name="ce4" table:formula="of:=([.P10]*[.$A$15])/([.P$14]*[.$Z10]*[.$AA10])" office:value-type="float" office:value="0.135195915811272">
            <text:p>0,13520</text:p>
          </table:table-cell>
          <table:table-cell table:style-name="ce4" table:formula="of:=IF([.P24]=0;0;[.P24]*SQRT(([.Q10]/[.P10])^2+([.Q$14]/[.P$14])^2))" office:value-type="float" office:value="0.0082054602653769">
            <text:p>0,00821</text:p>
          </table:table-cell>
          <table:table-cell table:style-name="ce4" table:formula="of:=([.R10]*[.$A$15])/([.R$14]*[.$Z10]*[.$AA10])" office:value-type="float" office:value="0.039814734960446">
            <text:p>0,03981</text:p>
          </table:table-cell>
          <table:table-cell table:style-name="ce4" table:formula="of:=IF([.R24]=0;0;[.R24]*SQRT(([.S10]/[.R10])^2+([.S$14]/[.R$14])^2))" office:value-type="float" office:value="0.00751891298958061">
            <text:p>0,00752</text:p>
          </table:table-cell>
          <table:table-cell table:style-name="ce4" table:formula="of:=([.T10]*[.$A$15])/([.T$14]*[.$Z10]*[.$AA10])" office:value-type="float" office:value="0.138008154170311">
            <text:p>0,13801</text:p>
          </table:table-cell>
          <table:table-cell table:style-name="ce4" table:formula="of:=IF([.T24]=0;0;[.T24]*SQRT(([.U10]/[.T10])^2+([.U$14]/[.T$14])^2))" office:value-type="float" office:value="0.0151569987510803">
            <text:p>0,01516</text:p>
          </table:table-cell>
          <table:table-cell table:style-name="ce4" table:formula="of:=([.V10]*[.$A$15])/([.V$14]*[.$Z10]*[.$AA10])" office:value-type="float" office:value="0">
            <text:p>0,00000</text:p>
          </table:table-cell>
          <table:table-cell table:style-name="ce4" table:formula="of:=IF([.V24]=0;0;[.V24]*SQRT(([.W10]/[.V10])^2+([.W$14]/[.V$14])^2))" office:value-type="float" office:value="0">
            <text:p>0,00000</text:p>
          </table:table-cell>
          <table:table-cell table:style-name="ce4" table:formula="of:=([.X10]*[.$A$15])/([.X$14]*[.$Z10]*[.$AA10])" office:value-type="float" office:value="0.0388356968705552">
            <text:p>0,03884</text:p>
          </table:table-cell>
          <table:table-cell table:style-name="ce4" table:formula="of:=IF([.X24]=0;0;[.X24]*SQRT(([.Y10]/[.X10])^2+([.Y$14]/[.X$14])^2))" office:value-type="float" office:value="0.017216870086638">
            <text:p>0,01722</text:p>
          </table:table-cell>
          <table:table-cell table:number-columns-repeated="999"/>
        </table:table-row>
        <table:table-row table:style-name="ro1">
          <table:table-cell office:value-type="string">
            <text:p>GPE778</text:p>
          </table:table-cell>
          <table:table-cell table:style-name="ce4" table:formula="of:=([.B11]*[.$A$15])/([.B$14]*[.$Z11]*[.$AA11])" office:value-type="float" office:value="0.351162052652167">
            <text:p>0,35116</text:p>
          </table:table-cell>
          <table:table-cell table:style-name="ce4" table:formula="of:=IF([.B25]=0;0;[.B25]*SQRT(([.C11]/[.B11])^2+([.C$14]/[.B$14])^2))" office:value-type="float" office:value="0.258909020141113">
            <text:p>0,25891</text:p>
          </table:table-cell>
          <table:table-cell table:style-name="ce4" table:formula="of:=([.D11]*[.$A$15])/([.D$14]*[.$Z11]*[.$AA11])" office:value-type="float" office:value="0.357005739246098">
            <text:p>0,35701</text:p>
          </table:table-cell>
          <table:table-cell table:style-name="ce4" table:formula="of:=IF([.D25]=0;0;[.D25]*SQRT(([.E11]/[.D11])^2+([.E$14]/[.D$14])^2))" office:value-type="float" office:value="0.0845643197803987">
            <text:p>0,08456</text:p>
          </table:table-cell>
          <table:table-cell table:style-name="ce4" table:formula="of:=([.F11]*[.$A$15])/([.F$14]*[.$Z11]*[.$AA11])" office:value-type="float" office:value="0.0249194993306104">
            <text:p>0,02492</text:p>
          </table:table-cell>
          <table:table-cell table:style-name="ce4" table:formula="of:=IF([.F25]=0;0;[.F25]*SQRT(([.G11]/[.F11])^2+([.G$14]/[.F$14])^2))" office:value-type="float" office:value="0.0346749424881021">
            <text:p>0,03467</text:p>
          </table:table-cell>
          <table:table-cell table:style-name="ce4" table:formula="of:=([.H11]*[.$A$15])/([.H$14]*[.$Z11]*[.$AA11])" office:value-type="float" office:value="0.00938128054712486">
            <text:p>0,00938</text:p>
          </table:table-cell>
          <table:table-cell table:style-name="ce4" table:formula="of:=IF([.H25]=0;0;[.H25]*SQRT(([.I11]/[.H11])^2+([.I$14]/[.H$14])^2))" office:value-type="float" office:value="0.00504769259077433">
            <text:p>0,00505</text:p>
          </table:table-cell>
          <table:table-cell table:style-name="ce4" table:formula="of:=([.J11]*[.$A$15])/([.J$14]*[.$Z11]*[.$AA11])" office:value-type="float" office:value="0.0116322184907779">
            <text:p>0,01163</text:p>
          </table:table-cell>
          <table:table-cell table:style-name="ce4" table:formula="of:=IF([.J25]=0;0;[.J25]*SQRT(([.K11]/[.J11])^2+([.K$14]/[.J$14])^2))" office:value-type="float" office:value="0.00454464512001562">
            <text:p>0,00454</text:p>
          </table:table-cell>
          <table:table-cell table:style-name="ce4" table:formula="of:=([.L11]*[.$A$15])/([.L$14]*[.$Z11]*[.$AA11])" office:value-type="float" office:value="0.0184581303621677">
            <text:p>0,01846</text:p>
          </table:table-cell>
          <table:table-cell table:style-name="ce4" table:formula="of:=IF([.L25]=0;0;[.L25]*SQRT(([.M11]/[.L11])^2+([.M$14]/[.L$14])^2))" office:value-type="float" office:value="0.00449741479522268">
            <text:p>0,00450</text:p>
          </table:table-cell>
          <table:table-cell table:style-name="ce4" table:formula="of:=([.N11]*[.$A$15])/([.N$14]*[.$Z11]*[.$AA11])" office:value-type="float" office:value="0.0494950654747259">
            <text:p>0,04950</text:p>
          </table:table-cell>
          <table:table-cell table:style-name="ce4" table:formula="of:=IF([.N25]=0;0;[.N25]*SQRT(([.O11]/[.N11])^2+([.O$14]/[.N$14])^2))" office:value-type="float" office:value="0.00489815389358047">
            <text:p>0,00490</text:p>
          </table:table-cell>
          <table:table-cell table:style-name="ce4" table:formula="of:=([.P11]*[.$A$15])/([.P$14]*[.$Z11]*[.$AA11])" office:value-type="float" office:value="0.13956169181153">
            <text:p>0,13956</text:p>
          </table:table-cell>
          <table:table-cell table:style-name="ce4" table:formula="of:=IF([.P25]=0;0;[.P25]*SQRT(([.Q11]/[.P11])^2+([.Q$14]/[.P$14])^2))" office:value-type="float" office:value="0.00865717176072589">
            <text:p>0,00866</text:p>
          </table:table-cell>
          <table:table-cell table:style-name="ce4" table:formula="of:=([.R11]*[.$A$15])/([.R$14]*[.$Z11]*[.$AA11])" office:value-type="float" office:value="0.0807772820999318">
            <text:p>0,08078</text:p>
          </table:table-cell>
          <table:table-cell table:style-name="ce4" table:formula="of:=IF([.R25]=0;0;[.R25]*SQRT(([.S11]/[.R11])^2+([.S$14]/[.R$14])^2))" office:value-type="float" office:value="0.00815246326575106">
            <text:p>0,00815</text:p>
          </table:table-cell>
          <table:table-cell table:style-name="ce4" table:formula="of:=([.T11]*[.$A$15])/([.T$14]*[.$Z11]*[.$AA11])" office:value-type="float" office:value="0.0925054656576362">
            <text:p>0,09251</text:p>
          </table:table-cell>
          <table:table-cell table:style-name="ce4" table:formula="of:=IF([.T25]=0;0;[.T25]*SQRT(([.U11]/[.T11])^2+([.U$14]/[.T$14])^2))" office:value-type="float" office:value="0.0173122189621872">
            <text:p>0,01731</text:p>
          </table:table-cell>
          <table:table-cell table:style-name="ce4" table:formula="of:=([.V11]*[.$A$15])/([.V$14]*[.$Z11]*[.$AA11])" office:value-type="float" office:value="0.0646222583142837">
            <text:p>0,06462</text:p>
          </table:table-cell>
          <table:table-cell table:style-name="ce4" table:formula="of:=IF([.V25]=0;0;[.V25]*SQRT(([.W11]/[.V11])^2+([.W$14]/[.V$14])^2))" office:value-type="float" office:value="0.0155222448073712">
            <text:p>0,01552</text:p>
          </table:table-cell>
          <table:table-cell table:style-name="ce4" table:formula="of:=([.X11]*[.$A$15])/([.X$14]*[.$Z11]*[.$AA11])" office:value-type="float" office:value="0.0454661817021134">
            <text:p>0,04547</text:p>
          </table:table-cell>
          <table:table-cell table:style-name="ce4" table:formula="of:=IF([.X25]=0;0;[.X25]*SQRT(([.Y11]/[.X11])^2+([.Y$14]/[.X$14])^2))" office:value-type="float" office:value="0.0187190164888936">
            <text:p>0,01872</text:p>
          </table:table-cell>
          <table:table-cell table:number-columns-repeated="999"/>
        </table:table-row>
        <table:table-row table:style-name="ro1">
          <table:table-cell office:value-type="string">
            <text:p>GPE779</text:p>
          </table:table-cell>
          <table:table-cell table:style-name="ce4" table:formula="of:=([.B12]*[.$A$15])/([.B$14]*[.$Z12]*[.$AA12])" office:value-type="float" office:value="0.154196157735086">
            <text:p>0,15420</text:p>
          </table:table-cell>
          <table:table-cell table:style-name="ce4" table:formula="of:=IF([.B26]=0;0;[.B26]*SQRT(([.C12]/[.B12])^2+([.C$14]/[.B$14])^2))" office:value-type="float" office:value="0.262202185529248">
            <text:p>0,26220</text:p>
          </table:table-cell>
          <table:table-cell table:style-name="ce4" table:formula="of:=([.D12]*[.$A$15])/([.D$14]*[.$Z12]*[.$AA12])" office:value-type="float" office:value="0.256968503937008">
            <text:p>0,25697</text:p>
          </table:table-cell>
          <table:table-cell table:style-name="ce4" table:formula="of:=IF([.D26]=0;0;[.D26]*SQRT(([.E12]/[.D12])^2+([.E$14]/[.D$14])^2))" office:value-type="float" office:value="0.0854717251928164">
            <text:p>0,08547</text:p>
          </table:table-cell>
          <table:table-cell table:style-name="ce4" table:formula="of:=([.F12]*[.$A$15])/([.F$14]*[.$Z12]*[.$AA12])" office:value-type="float" office:value="0">
            <text:p>0,00000</text:p>
          </table:table-cell>
          <table:table-cell table:style-name="ce4" table:formula="of:=IF([.F26]=0;0;[.F26]*SQRT(([.G12]/[.F12])^2+([.G$14]/[.F$14])^2))" office:value-type="float" office:value="0">
            <text:p>0,00000</text:p>
          </table:table-cell>
          <table:table-cell table:style-name="ce4" table:formula="of:=([.H12]*[.$A$15])/([.H$14]*[.$Z12]*[.$AA12])" office:value-type="float" office:value="0">
            <text:p>0,00000</text:p>
          </table:table-cell>
          <table:table-cell table:style-name="ce4" table:formula="of:=IF([.H26]=0;0;[.H26]*SQRT(([.I12]/[.H12])^2+([.I$14]/[.H$14])^2))" office:value-type="float" office:value="0">
            <text:p>0,00000</text:p>
          </table:table-cell>
          <table:table-cell table:style-name="ce4" table:formula="of:=([.J12]*[.$A$15])/([.J$14]*[.$Z12]*[.$AA12])" office:value-type="float" office:value="0.00979408563134978">
            <text:p>0,00979</text:p>
          </table:table-cell>
          <table:table-cell table:style-name="ce4" table:formula="of:=IF([.J26]=0;0;[.J26]*SQRT(([.K12]/[.J12])^2+([.K$14]/[.J$14])^2))" office:value-type="float" office:value="0.00464980096104777">
            <text:p>0,00465</text:p>
          </table:table-cell>
          <table:table-cell table:style-name="ce4" table:formula="of:=([.L12]*[.$A$15])/([.L$14]*[.$Z12]*[.$AA12])" office:value-type="float" office:value="0.0175340763309814">
            <text:p>0,01753</text:p>
          </table:table-cell>
          <table:table-cell table:style-name="ce4" table:formula="of:=IF([.L26]=0;0;[.L26]*SQRT(([.M12]/[.L12])^2+([.M$14]/[.L$14])^2))" office:value-type="float" office:value="0.00456416690142421">
            <text:p>0,00456</text:p>
          </table:table-cell>
          <table:table-cell table:style-name="ce4" table:formula="of:=([.N12]*[.$A$15])/([.N$14]*[.$Z12]*[.$AA12])" office:value-type="float" office:value="0.0503002496878901">
            <text:p>0,05030</text:p>
          </table:table-cell>
          <table:table-cell table:style-name="ce4" table:formula="of:=IF([.N26]=0;0;[.N26]*SQRT(([.O12]/[.N12])^2+([.O$14]/[.N$14])^2))" office:value-type="float" office:value="0.00499074847956984">
            <text:p>0,00499</text:p>
          </table:table-cell>
          <table:table-cell table:style-name="ce4" table:formula="of:=([.P12]*[.$A$15])/([.P$14]*[.$Z12]*[.$AA12])" office:value-type="float" office:value="0.15167780121894">
            <text:p>0,15168</text:p>
          </table:table-cell>
          <table:table-cell table:style-name="ce4" table:formula="of:=IF([.P26]=0;0;[.P26]*SQRT(([.Q12]/[.P12])^2+([.Q$14]/[.P$14])^2))" office:value-type="float" office:value="0.00888940770295842">
            <text:p>0,00889</text:p>
          </table:table-cell>
          <table:table-cell table:style-name="ce4" table:formula="of:=([.R12]*[.$A$15])/([.R$14]*[.$Z12]*[.$AA12])" office:value-type="float" office:value="0.0376412711466165">
            <text:p>0,03764</text:p>
          </table:table-cell>
          <table:table-cell table:style-name="ce4" table:formula="of:=IF([.R26]=0;0;[.R26]*SQRT(([.S12]/[.R12])^2+([.S$14]/[.R$14])^2))" office:value-type="float" office:value="0.00811334037821729">
            <text:p>0,00811</text:p>
          </table:table-cell>
          <table:table-cell table:style-name="ce4" table:formula="of:=([.T12]*[.$A$15])/([.T$14]*[.$Z12]*[.$AA12])" office:value-type="float" office:value="0.111390435637078">
            <text:p>0,11139</text:p>
          </table:table-cell>
          <table:table-cell table:style-name="ce4" table:formula="of:=IF([.T26]=0;0;[.T26]*SQRT(([.U12]/[.T12])^2+([.U$14]/[.T$14])^2))" office:value-type="float" office:value="0.0178188297908141">
            <text:p>0,01782</text:p>
          </table:table-cell>
          <table:table-cell table:style-name="ce4" table:formula="of:=([.V12]*[.$A$15])/([.V$14]*[.$Z12]*[.$AA12])" office:value-type="float" office:value="0.0630073934473761">
            <text:p>0,06301</text:p>
          </table:table-cell>
          <table:table-cell table:style-name="ce4" table:formula="of:=IF([.V26]=0;0;[.V26]*SQRT(([.W12]/[.V12])^2+([.W$14]/[.V$14])^2))" office:value-type="float" office:value="0.0159459782538756">
            <text:p>0,01595</text:p>
          </table:table-cell>
          <table:table-cell table:style-name="ce4" table:formula="of:=([.X12]*[.$A$15])/([.X$14]*[.$Z12]*[.$AA12])" office:value-type="float" office:value="0.0439206308169597">
            <text:p>0,04392</text:p>
          </table:table-cell>
          <table:table-cell table:style-name="ce4" table:formula="of:=IF([.X26]=0;0;[.X26]*SQRT(([.Y12]/[.X12])^2+([.Y$14]/[.X$14])^2))" office:value-type="float" office:value="0.0184623495509941">
            <text:p>0,01846</text:p>
          </table:table-cell>
          <table:table-cell table:number-columns-repeated="999"/>
        </table:table-row>
        <table:table-row table:style-name="ro1">
          <table:table-cell office:value-type="string">
            <text:p>Sigma e</text:p>
          </table:table-cell>
          <table:table-cell/>
          <table:table-cell table:style-name="ce3" table:formula="of:=SQRT(([.C17]^2+[.C18]^2+[.C19]^2+[.C20]^2+[.C21]^2+[.C22]^2+[.C23]^2+[.C24]^2+[.C25]^2+[.C26]^2)/10)" office:value-type="float" office:value="0.178274751633609">
            <text:p>0,178275</text:p>
          </table:table-cell>
          <table:table-cell/>
          <table:table-cell table:style-name="ce3" table:formula="of:=SQRT(([.E17]^2+[.E18]^2+[.E19]^2+[.E20]^2+[.E21]^2+[.E22]^2+[.E23]^2+[.E24]^2+[.E25]^2+[.E26]^2)/10)" office:value-type="float" office:value="0.0737728817770346">
            <text:p>0,073773</text:p>
          </table:table-cell>
          <table:table-cell/>
          <table:table-cell table:style-name="ce3" table:formula="of:=SQRT(([.G17]^2+[.G18]^2+[.G19]^2+[.G20]^2+[.G21]^2+[.G22]^2+[.G23]^2+[.G24]^2+[.G25]^2+[.G26]^2)/10)" office:value-type="float" office:value="0.0153982031157551">
            <text:p>0,015398</text:p>
          </table:table-cell>
          <table:table-cell/>
          <table:table-cell table:style-name="ce3" table:formula="of:=SQRT(([.I17]^2+[.I18]^2+[.I19]^2+[.I20]^2+[.I21]^2+[.I22]^2+[.I23]^2+[.I24]^2+[.I25]^2+[.I26]^2)/10)" office:value-type="float" office:value="0.00408065783179384">
            <text:p>0,004081</text:p>
          </table:table-cell>
          <table:table-cell/>
          <table:table-cell table:style-name="ce3" table:formula="of:=SQRT(([.K17]^2+[.K18]^2+[.K19]^2+[.K20]^2+[.K21]^2+[.K22]^2+[.K23]^2+[.K24]^2+[.K25]^2+[.K26]^2)/10)" office:value-type="float" office:value="0.00423987411241933">
            <text:p>0,004240</text:p>
          </table:table-cell>
          <table:table-cell/>
          <table:table-cell table:style-name="ce3" table:formula="of:=SQRT(([.M17]^2+[.M18]^2+[.M19]^2+[.M20]^2+[.M21]^2+[.M22]^2+[.M23]^2+[.M24]^2+[.M25]^2+[.M26]^2)/10)" office:value-type="float" office:value="0.00437332065290791">
            <text:p>0,004373</text:p>
          </table:table-cell>
          <table:table-cell/>
          <table:table-cell table:style-name="ce3" table:formula="of:=SQRT(([.O17]^2+[.O18]^2+[.O19]^2+[.O20]^2+[.O21]^2+[.O22]^2+[.O23]^2+[.O24]^2+[.O25]^2+[.O26]^2)/10)" office:value-type="float" office:value="0.00478901628858181">
            <text:p>0,004789</text:p>
          </table:table-cell>
          <table:table-cell/>
          <table:table-cell table:style-name="ce3" table:formula="of:=SQRT(([.Q17]^2+[.Q18]^2+[.Q19]^2+[.Q20]^2+[.Q21]^2+[.Q22]^2+[.Q23]^2+[.Q24]^2+[.Q25]^2+[.Q26]^2)/10)" office:value-type="float" office:value="0.00850336210433508">
            <text:p>0,008503</text:p>
          </table:table-cell>
          <table:table-cell/>
          <table:table-cell table:style-name="ce3" table:formula="of:=SQRT(([.S17]^2+[.S18]^2+[.S19]^2+[.S20]^2+[.S21]^2+[.S22]^2+[.S23]^2+[.S24]^2+[.S25]^2+[.S26]^2)/10)" office:value-type="float" office:value="0.00781693162223885">
            <text:p>0,007817</text:p>
          </table:table-cell>
          <table:table-cell/>
          <table:table-cell table:style-name="ce3" table:formula="of:=SQRT(([.U17]^2+[.U18]^2+[.U19]^2+[.U20]^2+[.U21]^2+[.U22]^2+[.U23]^2+[.U24]^2+[.U25]^2+[.U26]^2)/10)" office:value-type="float" office:value="0.0160197043167464">
            <text:p>0,016020</text:p>
          </table:table-cell>
          <table:table-cell/>
          <table:table-cell table:style-name="ce3" table:formula="of:=SQRT(([.W17]^2+[.W18]^2+[.W19]^2+[.W20]^2+[.W21]^2+[.W22]^2+[.W23]^2+[.W24]^2+[.W25]^2+[.W26]^2)/10)" office:value-type="float" office:value="0.00703714648371793">
            <text:p>0,007037</text:p>
          </table:table-cell>
          <table:table-cell/>
          <table:table-cell table:style-name="ce3" table:formula="of:=SQRT(([.Y17]^2+[.Y18]^2+[.Y19]^2+[.Y20]^2+[.Y21]^2+[.Y22]^2+[.Y23]^2+[.Y24]^2+[.Y25]^2+[.Y26]^2)/10)" office:value-type="float" office:value="0.0172112984715528">
            <text:p>0,017211</text:p>
          </table:table-cell>
          <table:table-cell table:number-columns-repeated="999"/>
        </table:table-row>
        <table:table-row table:style-name="ro1">
          <table:table-cell office:value-type="string">
            <text:p>Sigma pc</text:p>
          </table:table-cell>
          <table:table-cell office:value-type="string">
            <text:p>Desv. Pad. </text:p>
          </table:table-cell>
          <table:table-cell table:style-name="ce3" table:formula="of:=STDEV([.B17:.B26])" office:value-type="float" office:value="0.212772432409394">
            <text:p>0,212772</text:p>
          </table:table-cell>
          <table:table-cell office:value-type="string">
            <text:p>Desv. Pad. </text:p>
          </table:table-cell>
          <table:table-cell table:style-name="ce3" table:formula="of:=STDEV([.D17:.D26])" office:value-type="float" office:value="0.124809825195471">
            <text:p>0,124810</text:p>
          </table:table-cell>
          <table:table-cell office:value-type="string">
            <text:p>Desv. Pad. </text:p>
          </table:table-cell>
          <table:table-cell table:style-name="ce3" table:formula="of:=STDEV([.F17:.F26])" office:value-type="float" office:value="0.0286528212754592">
            <text:p>0,028653</text:p>
          </table:table-cell>
          <table:table-cell office:value-type="string">
            <text:p>Desv. Pad. </text:p>
          </table:table-cell>
          <table:table-cell table:style-name="ce3" table:formula="of:=STDEV([.H17:.H26])" office:value-type="float" office:value="0.00396022378655266">
            <text:p>0,003960</text:p>
          </table:table-cell>
          <table:table-cell office:value-type="string">
            <text:p>Desv. Pad. </text:p>
          </table:table-cell>
          <table:table-cell table:style-name="ce3" table:formula="of:=STDEV([.J17:.J26])" office:value-type="float" office:value="0.0066432595563946">
            <text:p>0,006643</text:p>
          </table:table-cell>
          <table:table-cell office:value-type="string">
            <text:p>Desv. Pad. </text:p>
          </table:table-cell>
          <table:table-cell table:style-name="ce3" table:formula="of:=STDEV([.L17:.L26])" office:value-type="float" office:value="0.00352452024294505">
            <text:p>0,003525</text:p>
          </table:table-cell>
          <table:table-cell office:value-type="string">
            <text:p>Desv. Pad. </text:p>
          </table:table-cell>
          <table:table-cell table:style-name="ce3" table:formula="of:=STDEV([.N17:.N26])" office:value-type="float" office:value="0.00400829998420084">
            <text:p>0,004008</text:p>
          </table:table-cell>
          <table:table-cell office:value-type="string">
            <text:p>Desv. Pad. </text:p>
          </table:table-cell>
          <table:table-cell table:style-name="ce3" table:formula="of:=STDEV([.P17:.P26])" office:value-type="float" office:value="0.00751491625875933">
            <text:p>0,007515</text:p>
          </table:table-cell>
          <table:table-cell office:value-type="string">
            <text:p>Desv. Pad. </text:p>
          </table:table-cell>
          <table:table-cell table:style-name="ce3" table:formula="of:=STDEV([.R17:.R26])" office:value-type="float" office:value="0.0136246370796928">
            <text:p>0,013625</text:p>
          </table:table-cell>
          <table:table-cell office:value-type="string">
            <text:p>Desv. Pad. </text:p>
          </table:table-cell>
          <table:table-cell table:style-name="ce3" table:formula="of:=STDEV([.T17:.T26])" office:value-type="float" office:value="0.0191761407569896">
            <text:p>0,019176</text:p>
          </table:table-cell>
          <table:table-cell office:value-type="string">
            <text:p>Desv. Pad. </text:p>
          </table:table-cell>
          <table:table-cell table:style-name="ce3" table:formula="of:=STDEV([.V17:.V26])" office:value-type="float" office:value="0.0269093851818576">
            <text:p>0,026909</text:p>
          </table:table-cell>
          <table:table-cell office:value-type="string">
            <text:p>Desv. Pad. </text:p>
          </table:table-cell>
          <table:table-cell table:style-name="ce3" table:formula="of:=STDEV([.X17:.X26])" office:value-type="float" office:value="0.0172263891253733">
            <text:p>0,017226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média/Sigma r</text:p>
          </table:table-cell>
          <table:table-cell table:style-name="ce5" table:formula="of:=AVERAGE([.B17:.B26])" office:value-type="float" office:value="0.184826364250763">
            <text:p>0,184826</text:p>
          </table:table-cell>
          <table:table-cell table:style-name="ce6" table:formula="of:=SQRT([.C28]^2+[.C27]^2)" office:value-type="float" office:value="0.277586013810918">
            <text:p>0,27759</text:p>
          </table:table-cell>
          <table:table-cell table:style-name="ce5" table:formula="of:=AVERAGE([.D17:.D26])" office:value-type="float" office:value="0.216691956047743">
            <text:p>0,216692</text:p>
          </table:table-cell>
          <table:table-cell table:style-name="ce6" table:formula="of:=SQRT([.E28]^2+[.E27]^2)" office:value-type="float" office:value="0.144982518087569">
            <text:p>0,14498</text:p>
          </table:table-cell>
          <table:table-cell table:style-name="ce5" table:formula="of:=AVERAGE([.F17:.F26])" office:value-type="float" office:value="0.0114846388219335">
            <text:p>0,011485</text:p>
          </table:table-cell>
          <table:table-cell table:style-name="ce6" table:formula="of:=SQRT([.G28]^2+[.G27]^2)" office:value-type="float" office:value="0.0325282773327678">
            <text:p>0,03253</text:p>
          </table:table-cell>
          <table:table-cell table:style-name="ce5" table:formula="of:=AVERAGE([.H17:.H26])" office:value-type="float" office:value="0.00498944026774875">
            <text:p>0,004989</text:p>
          </table:table-cell>
          <table:table-cell table:style-name="ce6" table:formula="of:=SQRT([.I28]^2+[.I27]^2)" office:value-type="float" office:value="0.00568639963243509">
            <text:p>0,00569</text:p>
          </table:table-cell>
          <table:table-cell table:style-name="ce5" table:formula="of:=AVERAGE([.J17:.J26])" office:value-type="float" office:value="0.0129377643631805">
            <text:p>0,012938</text:p>
          </table:table-cell>
          <table:table-cell table:style-name="ce6" table:formula="of:=SQRT([.K28]^2+[.K27]^2)" office:value-type="float" office:value="0.00788095362394627">
            <text:p>0,00788</text:p>
          </table:table-cell>
          <table:table-cell table:style-name="ce5" table:formula="of:=AVERAGE([.L17:.L26])" office:value-type="float" office:value="0.0139298394191116">
            <text:p>0,013930</text:p>
          </table:table-cell>
          <table:table-cell table:style-name="ce6" table:formula="of:=SQRT([.M28]^2+[.M27]^2)" office:value-type="float" office:value="0.00561677634200262">
            <text:p>0,00562</text:p>
          </table:table-cell>
          <table:table-cell table:style-name="ce5" table:formula="of:=AVERAGE([.N17:.N26])" office:value-type="float" office:value="0.0480715825940763">
            <text:p>0,048072</text:p>
          </table:table-cell>
          <table:table-cell table:style-name="ce6" table:formula="of:=SQRT([.O28]^2+[.O27]^2)" office:value-type="float" office:value="0.0062450897331941">
            <text:p>0,00625</text:p>
          </table:table-cell>
          <table:table-cell table:style-name="ce5" table:formula="of:=AVERAGE([.P17:.P26])" office:value-type="float" office:value="0.140290955141271">
            <text:p>0,140291</text:p>
          </table:table-cell>
          <table:table-cell table:style-name="ce6" table:formula="of:=SQRT([.Q28]^2+[.Q27]^2)" office:value-type="float" office:value="0.0113481775388653">
            <text:p>0,01135</text:p>
          </table:table-cell>
          <table:table-cell table:style-name="ce5" table:formula="of:=AVERAGE([.R17:.R26])" office:value-type="float" office:value="0.0425650195660712">
            <text:p>0,042565</text:p>
          </table:table-cell>
          <table:table-cell table:style-name="ce6" table:formula="of:=SQRT([.S28]^2+[.S27]^2)" office:value-type="float" office:value="0.0157078055609336">
            <text:p>0,01571</text:p>
          </table:table-cell>
          <table:table-cell table:style-name="ce5" table:formula="of:=AVERAGE([.T17:.T26])" office:value-type="float" office:value="0.134068236382323">
            <text:p>0,134068</text:p>
          </table:table-cell>
          <table:table-cell table:style-name="ce6" table:formula="of:=SQRT([.U28]^2+[.U27]^2)" office:value-type="float" office:value="0.0249871026877439">
            <text:p>0,02499</text:p>
          </table:table-cell>
          <table:table-cell table:style-name="ce5" table:formula="of:=AVERAGE([.V17:.V26])" office:value-type="float" office:value="0.012762965176166">
            <text:p>0,012763</text:p>
          </table:table-cell>
          <table:table-cell table:style-name="ce6" table:formula="of:=SQRT([.W28]^2+[.W27]^2)" office:value-type="float" office:value="0.0278143207988058">
            <text:p>0,02781</text:p>
          </table:table-cell>
          <table:table-cell table:style-name="ce5" table:formula="of:=AVERAGE([.X17:.X26])" office:value-type="float" office:value="0.0450258366565261">
            <text:p>0,045026</text:p>
          </table:table-cell>
          <table:table-cell table:style-name="ce6" table:formula="of:=SQRT([.Y28]^2+[.Y27]^2)" office:value-type="float" office:value="0.0243511247661305">
            <text:p>0,02435</text:p>
          </table:table-cell>
          <table:table-cell table:number-columns-repeated="99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3">23/08/2010</text:date>, <text:time>20:5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ago </meta:initial-creator>
    <meta:creation-date>2010-08-23T11:16:43</meta:creation-date>
    <meta:generator>BrOffice.org/3.2$Linux OpenOffice.org_project/320m12$Build-9483</meta:generator>
    <dc:date>2010-08-23T20:52:04</dc:date>
    <dc:creator>thiago </dc:creator>
    <meta:editing-duration>PT02H47M46S</meta:editing-duration>
    <meta:editing-cycles>28</meta:editing-cycles>
    <meta:document-statistic meta:table-count="3" meta:cell-count="635" meta:object-count="0"/>
  </office:meta>
</office:document-meta>
</file>